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992cm" fo:margin-top="0.101cm" fo:margin-bottom="0cm" table:align="left" fo:background-color="transparent">
        <style:background-image/>
      </style:table-properties>
    </style:style>
    <style:style style:name="Table1.A" style:family="table-column">
      <style:table-column-properties style:column-width="2.402cm"/>
    </style:style>
    <style:style style:name="Table1.B" style:family="table-column">
      <style:table-column-properties style:column-width="1.647cm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1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1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1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5" style:family="table">
      <style:table-properties style:width="8.992cm" fo:margin-top="0.101cm" fo:margin-bottom="0cm" table:align="left" fo:background-color="transparent">
        <style:background-image/>
      </style:table-properties>
    </style:style>
    <style:style style:name="Table5.A" style:family="table-column">
      <style:table-column-properties style:column-width="2.402cm"/>
    </style:style>
    <style:style style:name="Table5.B" style:family="table-column">
      <style:table-column-properties style:column-width="1.647cm"/>
    </style:style>
    <style:style style:name="Table5.1" style:family="table-row">
      <style:table-row-properties style:min-row-height="1cm" fo:background-color="transparent">
        <style:background-image/>
      </style:table-row-properties>
    </style:style>
    <style:style style:name="Table5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5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5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5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5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5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5.B3" style:family="table-cell" style:data-style-name="N0">
      <style:table-cell-properties style:vertical-align="bottom" fo:padding="0cm" fo:border-left="0.5pt solid #000000" fo:border-right="none" fo:border-top="none" fo:border-bottom="0.5pt solid #000000"/>
    </style:style>
    <style:style style:name="Table5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D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5.E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4" style:family="table">
      <style:table-properties style:width="8.892cm" fo:margin-left="0.011cm" fo:margin-top="0.101cm" fo:margin-bottom="0cm" table:align="left" fo:background-color="transparent">
        <style:background-image/>
      </style:table-properties>
    </style:style>
    <style:style style:name="Table4.A" style:family="table-column">
      <style:table-column-properties style:column-width="3.092cm"/>
    </style:style>
    <style:style style:name="Table4.B" style:family="table-column">
      <style:table-column-properties style:column-width="1.45cm"/>
    </style:style>
    <style:style style:name="Table4.1" style:family="table-row">
      <style:table-row-properties style:min-row-height="1cm" fo:background-color="transparent">
        <style:background-image/>
      </style:table-row-properties>
    </style:style>
    <style:style style:name="Table4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4.E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4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4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D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4.E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" style:family="table">
      <style:table-properties style:width="8.996cm" fo:margin-top="0.101cm" fo:margin-bottom="0cm" table:align="left" fo:background-color="transparent">
        <style:background-image/>
      </style:table-properties>
    </style:style>
    <style:style style:name="Table2.A" style:family="table-column">
      <style:table-column-properties style:column-width="3.403cm"/>
    </style:style>
    <style:style style:name="Table2.B" style:family="table-column">
      <style:table-column-properties style:column-width="1.864cm"/>
    </style:style>
    <style:style style:name="Table2.1" style:family="table-row">
      <style:table-row-properties style:min-row-height="1cm" fo:background-color="transparent">
        <style:background-image/>
      </style:table-row-properties>
    </style:style>
    <style:style style:name="Table2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2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2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2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2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" style:family="table">
      <style:table-properties style:width="8.996cm" fo:margin-top="0.101cm" fo:margin-bottom="0cm" table:align="left" fo:background-color="transparent">
        <style:background-image/>
      </style:table-properties>
    </style:style>
    <style:style style:name="Table6.A" style:family="table-column">
      <style:table-column-properties style:column-width="3.403cm"/>
    </style:style>
    <style:style style:name="Table6.B" style:family="table-column">
      <style:table-column-properties style:column-width="2.02cm"/>
    </style:style>
    <style:style style:name="Table6.C" style:family="table-column">
      <style:table-column-properties style:column-width="1.776cm"/>
    </style:style>
    <style:style style:name="Table6.D" style:family="table-column">
      <style:table-column-properties style:column-width="1.797cm"/>
    </style:style>
    <style:style style:name="Table6.1" style:family="table-row">
      <style:table-row-properties style:min-row-height="1cm" fo:background-color="transparent">
        <style:background-image/>
      </style:table-row-properties>
    </style:style>
    <style:style style:name="Table6.A1" style:family="table-cell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B1" style:family="table-cell" style:data-style-name="N0">
      <style:table-cell-properties style:vertical-align="middle" fo:background-color="#a9ce7b" fo:padding="0cm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 style:data-style-name="N0">
      <style:table-cell-properties style:vertical-align="middle" fo:background-color="#a9ce7b" fo:padding="0cm" fo:border="0.5pt solid #000000">
        <style:background-image/>
      </style:table-cell-properties>
    </style:style>
    <style:style style:name="Table6.A2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6.B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C2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D2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Table6.A3" style:family="table-cell">
      <style:table-cell-properties style:vertical-align="middle" fo:background-color="#a9ce7b" fo:padding="0cm" fo:border-left="0.5pt solid #000000" fo:border-right="none" fo:border-top="none" fo:border-bottom="0.5pt solid #000000">
        <style:background-image/>
      </style:table-cell-properties>
    </style:style>
    <style:style style:name="Table6.B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C3" style:family="table-cell">
      <style:table-cell-properties style:vertical-align="bottom" fo:padding="0cm" fo:border-left="0.5pt solid #000000" fo:border-right="none" fo:border-top="none" fo:border-bottom="0.5pt solid #000000"/>
    </style:style>
    <style:style style:name="Table6.D3" style:family="table-cell">
      <style:table-cell-properties style:vertical-align="bottom" fo:padding="0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2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5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5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6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3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4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7" style:family="paragraph" style:parent-style-name="Footer">
      <style:text-properties officeooo:rsid="00178920" officeooo:paragraph-rsid="00178920"/>
    </style:style>
    <style:style style:name="P38" style:family="paragraph" style:parent-style-name="Footer">
      <style:text-properties officeooo:paragraph-rsid="00c384cf"/>
    </style:style>
    <style:style style:name="P39" style:family="paragraph" style:parent-style-name="Footer">
      <style:text-properties officeooo:paragraph-rsid="030c4d7d"/>
    </style:style>
    <style:style style:name="P40" style:family="paragraph" style:parent-style-name="Footer">
      <style:text-properties officeooo:paragraph-rsid="00863005"/>
    </style:style>
    <style:style style:name="P41" style:family="paragraph" style:parent-style-name="Footer">
      <style:text-properties officeooo:paragraph-rsid="00d4df5c"/>
    </style:style>
    <style:style style:name="P42" style:family="paragraph" style:parent-style-name="Footer">
      <style:paragraph-properties fo:text-align="end" style:justify-single-word="false"/>
      <style:text-properties officeooo:paragraph-rsid="00d4df5c"/>
    </style:style>
    <style:style style:name="P43" style:family="paragraph" style:parent-style-name="Footer">
      <style:paragraph-properties fo:text-align="start" style:justify-single-word="false"/>
      <style:text-properties officeooo:paragraph-rsid="00d4df5c"/>
    </style:style>
    <style:style style:name="P44" style:family="paragraph" style:parent-style-name="Footer">
      <style:paragraph-properties fo:text-align="start" style:justify-single-word="false"/>
      <style:text-properties officeooo:paragraph-rsid="0211dd7e"/>
    </style:style>
    <style:style style:name="P45" style:family="paragraph" style:parent-style-name="Footer">
      <style:text-properties officeooo:paragraph-rsid="010f7046"/>
    </style:style>
    <style:style style:name="P46" style:family="paragraph" style:parent-style-name="Footer">
      <style:text-properties officeooo:paragraph-rsid="01120261"/>
    </style:style>
    <style:style style:name="P47" style:family="paragraph" style:parent-style-name="Footer">
      <style:text-properties officeooo:paragraph-rsid="008d016c"/>
    </style:style>
    <style:style style:name="P48" style:family="paragraph" style:parent-style-name="Footer">
      <style:text-properties officeooo:rsid="0242edd8" officeooo:paragraph-rsid="0242edd8"/>
    </style:style>
    <style:style style:name="P49" style:family="paragraph" style:parent-style-name="Footer">
      <style:text-properties officeooo:paragraph-rsid="00a59a60"/>
    </style:style>
    <style:style style:name="P50" style:family="paragraph" style:parent-style-name="Footer">
      <style:text-properties officeooo:paragraph-rsid="004274bc"/>
    </style:style>
    <style:style style:name="P51" style:family="paragraph" style:parent-style-name="Footer">
      <style:text-properties officeooo:paragraph-rsid="00d8520c"/>
    </style:style>
    <style:style style:name="P52" style:family="paragraph" style:parent-style-name="Footer">
      <style:text-properties officeooo:paragraph-rsid="002aa84d"/>
    </style:style>
    <style:style style:name="P53" style:family="paragraph" style:parent-style-name="Footer">
      <style:text-properties officeooo:rsid="001f8a2d" officeooo:paragraph-rsid="00bd36bc"/>
    </style:style>
    <style:style style:name="P54" style:family="paragraph" style:parent-style-name="Footer">
      <style:text-properties officeooo:rsid="001f8a2d" officeooo:paragraph-rsid="002b33ed"/>
    </style:style>
    <style:style style:name="P55" style:family="paragraph" style:parent-style-name="Footer">
      <style:text-properties officeooo:rsid="011350d1" officeooo:paragraph-rsid="011350d1"/>
    </style:style>
    <style:style style:name="P56" style:family="paragraph" style:parent-style-name="Footer">
      <style:text-properties officeooo:rsid="0096b4e2" officeooo:paragraph-rsid="0096b4e2"/>
    </style:style>
    <style:style style:name="P57" style:family="paragraph" style:parent-style-name="Footer">
      <style:text-properties officeooo:paragraph-rsid="0096b4e2"/>
    </style:style>
    <style:style style:name="P58" style:family="paragraph" style:parent-style-name="Footer">
      <style:text-properties officeooo:paragraph-rsid="02a682f9"/>
    </style:style>
    <style:style style:name="P59" style:family="paragraph" style:parent-style-name="Header">
      <style:paragraph-properties fo:margin-left="0cm" fo:margin-right="0cm" fo:text-indent="0cm" style:auto-text-indent="false"/>
    </style:style>
    <style:style style:name="P6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P6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6" style:family="paragraph" style:parent-style-name="_5f_Header_20_G_20_page_20_paire_20__28_G_29_">
      <style:text-properties officeooo:paragraph-rsid="0334a5be"/>
    </style:style>
    <style:style style:name="P67" style:family="paragraph" style:parent-style-name="_5f_Header_20_G_20_page_20_paire_20__28_G_29_">
      <style:paragraph-properties fo:text-align="start" style:justify-single-word="false"/>
    </style:style>
    <style:style style:name="P68" style:family="paragraph" style:parent-style-name="_5f_Header_20_G_20_page_20_paire_20__28_G_29_">
      <style:text-properties officeooo:paragraph-rsid="00eb2abc"/>
    </style:style>
    <style:style style:name="P69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0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P79" style:family="paragraph" style:parent-style-name="Header">
      <style:paragraph-properties fo:text-align="start" style:justify-single-word="false"/>
      <style:text-properties officeooo:paragraph-rsid="0289fb01"/>
    </style:style>
    <style:style style:name="P80" style:family="paragraph" style:parent-style-name="Header">
      <style:paragraph-properties fo:text-align="start" style:justify-single-word="false"/>
      <style:text-properties officeooo:paragraph-rsid="0211dd7e"/>
    </style:style>
    <style:style style:name="P81" style:family="paragraph" style:parent-style-name="Header">
      <style:paragraph-properties fo:text-align="start" style:justify-single-word="false"/>
      <style:text-properties officeooo:paragraph-rsid="02a56131"/>
    </style:style>
    <style:style style:name="P82" style:family="paragraph" style:parent-style-name="Header">
      <style:paragraph-properties fo:text-align="center" style:justify-single-word="false"/>
      <style:text-properties officeooo:paragraph-rsid="00ab054e"/>
    </style:style>
    <style:style style:name="P83" style:family="paragraph" style:parent-style-name="Header">
      <style:paragraph-properties fo:text-align="center" style:justify-single-word="false"/>
      <style:text-properties officeooo:paragraph-rsid="00c10aa6"/>
    </style:style>
    <style:style style:name="P84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5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6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P88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8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0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1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3" style:family="paragraph" style:parent-style-name="_5f_Header_20_N_20_page_20_impaire_20__28_D_29_">
      <style:paragraph-properties fo:text-align="start" style:justify-single-word="false"/>
    </style:style>
    <style:style style:name="P94" style:family="paragraph" style:parent-style-name="_5f_Header_20_N_20_page_20_impaire_20__28_D_29_">
      <style:text-properties officeooo:rsid="027aa87d" officeooo:paragraph-rsid="027aa87d"/>
    </style:style>
    <style:style style:name="P95" style:family="paragraph" style:parent-style-name="_5f_Header_20_N_20_page_20_impaire_20__28_D_29_">
      <style:text-properties officeooo:rsid="0277791e" officeooo:paragraph-rsid="0277791e"/>
    </style:style>
    <style:style style:name="P96" style:family="paragraph" style:parent-style-name="_5f_Header_20_G_20_page_20_impaire_20__28_D_29_">
      <style:text-properties officeooo:paragraph-rsid="01259ec2"/>
    </style:style>
    <style:style style:name="P97" style:family="paragraph" style:parent-style-name="_5f_Header_20_G_20_page_20_impaire_20__28_D_29_">
      <style:text-properties officeooo:paragraph-rsid="00c87b35"/>
    </style:style>
    <style:style style:name="P98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99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0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1" style:family="paragraph" style:parent-style-name="_5f_Paragraphe_5f_Correction">
      <style:paragraph-properties fo:text-align="center" style:justify-single-word="false"/>
    </style:style>
    <style:style style:name="P102" style:family="paragraph" style:parent-style-name="_5f_Titre_5f_Exercices_5f_avec_5f_Titre" style:list-style-name="_5f_Numérotation_20_des_20_exercices" style:master-page-name="_33__5f_1_5f_SERIE_5f_M_5f_GAUCHE_5f_ET_5f_DROITE_5f_2COL">
      <style:paragraph-properties style:page-number="auto"/>
    </style:style>
    <style:style style:name="P103" style:family="paragraph" style:parent-style-name="_5f_Titre_5f_Exercices_5f_avec_5f_Titre" style:list-style-name="_5f_Numérotation_20_des_20_exercices"/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1" style:family="paragraph" style:parent-style-name="_5f_Titre_5f_Exercices_5f_sans_5f_Titre" style:list-style-name="_5f_Numérotation_20_des_20_exercices"/>
    <style:style style:name="P112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style:paragraph-properties fo:text-align="center"/>
    </style:style>
    <style:style style:name="P116" style:family="paragraph">
      <loext:graphic-properties draw:fill="solid" draw:fill-color="#d7e12c"/>
    </style:style>
    <style:style style:name="P117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19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P120" style:family="paragraph">
      <loext:graphic-properties draw:fill="solid" draw:fill-color="#7fb241"/>
    </style:style>
    <style:style style:name="P121" style:family="paragraph">
      <loext:graphic-properties draw:fill="solid" draw:fill-color="#1ca2b8"/>
    </style:style>
    <style:style style:name="P12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d62e4e"/>
    </style:style>
    <style:style style:name="P124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loext:graphic-properties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28" style:family="paragraph">
      <loext:graphic-properties draw:fill="solid" draw:fill-color="#ead68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9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0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2" style:family="paragraph">
      <loext:graphic-properties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4" style:family="paragraph">
      <style:paragraph-properties fo:margin-left="0cm" fo:margin-right="0cm" fo:margin-top="0cm" fo:margin-bottom="0cm" fo:line-height="100%" fo:text-align="center" fo:text-indent="0cm"/>
    </style:style>
    <style:style style:name="P13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36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37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8" style:family="paragraph">
      <loext:graphic-properties draw:fill-color="#2a6099"/>
      <style:paragraph-properties fo:text-align="center"/>
    </style:style>
    <style:style style:name="P139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0" style:family="paragraph">
      <loext:graphic-properties draw:fill="solid" draw:fill-color="#93117d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1" style:family="paragraph">
      <loext:graphic-properties draw:fill="solid" draw:fill-color="#00cccc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2" style:family="paragraph">
      <style:paragraph-properties fo:margin-left="0cm" fo:margin-right="0cm" fo:margin-top="0cm" fo:margin-bottom="0cm" fo:line-height="100%" fo:text-indent="0cm"/>
    </style:style>
    <style:style style:name="P14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4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P145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6" style:family="paragraph">
      <loext:graphic-properties draw:fill="solid" draw:fill-color="#de9ad5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7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8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49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0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1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 style:writing-mode="lr-tb"/>
      <style:text-properties fo:font-variant="normal" fo:text-transform="none" fo:color="#2a6099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P15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Arial Unicode MS1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153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ffffff" loext:opacity="10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5" style:family="paragraph">
      <loext:graphic-properties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6" style:family="paragraph">
      <loext:graphic-properties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7" style:family="paragraph">
      <loext:graphic-properties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8" style:family="paragraph">
      <loext:graphic-properties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59" style:family="paragraph">
      <loext:graphic-properties draw:fill="solid" draw:fill-color="#b3ff26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0" style:family="paragraph">
      <loext:graphic-properties draw:fill="solid" draw:fill-color="#daa77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1" style:family="paragraph">
      <loext:graphic-properties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62" style:family="paragraph">
      <loext:graphic-properties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63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4" style:family="paragraph">
      <loext:graphic-properties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P16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6" style:family="paragraph">
      <loext:graphic-properties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 fo:hyphenate="false"/>
    </style:style>
    <style:style style:name="P167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24pt" style:language-asian="zxx" style:country-asian="none" style:font-style-asian="normal" style:font-weight-asian="normal" style:font-name-complex="Tahoma1" style:font-size-complex="24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6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P169" style:family="paragraph">
      <loext:graphic-properties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bold" style:font-name-complex="Tahoma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 fo:hyphenate="false"/>
    </style:style>
    <style:style style:name="P170" style:family="paragraph">
      <loext:graphic-properties draw:fill="none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1" style:family="paragraph">
      <loext:graphic-properties draw:fill="solid" draw:fill-color="#add9e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2" style:family="paragraph">
      <loext:graphic-properties draw:fill="solid" draw:fill-color="#ecf19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" fo:font-size="16pt" fo:font-weight="bold" officeooo:rsid="0200fbd6"/>
    </style:style>
    <style:style style:name="T66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T67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T68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T69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T70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T71" style:family="text">
      <style:text-properties fo:font-variant="small-caps" officeooo:rsid="0054f64f"/>
    </style:style>
    <style:style style:name="T72" style:family="text">
      <style:text-properties fo:font-variant="small-caps" officeooo:rsid="0096b4e2"/>
    </style:style>
    <style:style style:name="T73" style:family="text">
      <style:text-properties fo:font-variant="small-caps" officeooo:rsid="00a847d5"/>
    </style:style>
    <style:style style:name="T74" style:family="text">
      <style:text-properties fo:font-variant="small-caps" officeooo:rsid="007d7a6f"/>
    </style:style>
    <style:style style:name="T75" style:family="text">
      <style:text-properties fo:font-variant="small-caps" officeooo:rsid="00990660"/>
    </style:style>
    <style:style style:name="T76" style:family="text">
      <style:text-properties fo:font-variant="small-caps" officeooo:rsid="00b5d2d1"/>
    </style:style>
    <style:style style:name="T77" style:family="text">
      <style:text-properties fo:font-variant="small-caps" officeooo:rsid="00b6801f"/>
    </style:style>
    <style:style style:name="T78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200fbd6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50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51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3" style:family="text">
      <style:text-properties officeooo:rsid="0334a5be"/>
    </style:style>
    <style:style style:name="T154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T155" style:family="text">
      <style:text-properties officeooo:rsid="0160d7ef"/>
    </style:style>
    <style:style style:name="T156" style:family="text">
      <style:text-properties officeooo:rsid="0072f07f"/>
    </style:style>
    <style:style style:name="T157" style:family="text">
      <style:text-properties officeooo:rsid="0268e0aa"/>
    </style:style>
    <style:style style:name="T158" style:family="text">
      <style:text-properties officeooo:rsid="026ec296"/>
    </style:style>
    <style:style style:name="T159" style:family="text">
      <style:text-properties officeooo:rsid="0272f9e5"/>
    </style:style>
    <style:style style:name="T160" style:family="text">
      <style:text-properties officeooo:rsid="02757f12"/>
    </style:style>
    <style:style style:name="T161" style:family="text">
      <style:text-properties officeooo:rsid="02735980"/>
    </style:style>
    <style:style style:name="T162" style:family="text">
      <style:text-properties officeooo:rsid="01b6dc57"/>
    </style:style>
    <style:style style:name="T163" style:family="text">
      <style:text-properties officeooo:rsid="00b5d2d1"/>
    </style:style>
    <style:style style:name="T164" style:family="text">
      <style:text-properties officeooo:rsid="015f088a"/>
    </style:style>
    <style:style style:name="T165" style:family="text">
      <style:text-properties officeooo:rsid="01f8729d"/>
    </style:style>
    <style:style style:name="T166" style:family="text">
      <style:text-properties officeooo:rsid="010c4d3a"/>
    </style:style>
    <style:style style:name="T167" style:family="text">
      <style:text-properties fo:font-size="16pt" style:font-size-asian="16pt" style:font-size-complex="16pt"/>
    </style:style>
    <style:style style:name="T168" style:family="text">
      <style:text-properties officeooo:rsid="00b6801f"/>
    </style:style>
    <style:style style:name="T169" style:family="text">
      <style:text-properties officeooo:rsid="016f3374"/>
    </style:style>
    <style:style style:name="T170" style:family="text">
      <style:text-properties officeooo:rsid="014407b5"/>
    </style:style>
    <style:style style:name="T171" style:family="text">
      <style:text-properties officeooo:rsid="008d016c"/>
    </style:style>
    <style:style style:name="T172" style:family="text">
      <style:text-properties officeooo:rsid="009e3fdd"/>
    </style:style>
    <style:style style:name="T173" style:family="text">
      <style:text-properties officeooo:rsid="00a4cf55"/>
    </style:style>
    <style:style style:name="T174" style:family="text">
      <style:text-properties officeooo:rsid="005a3fa8"/>
    </style:style>
    <style:style style:name="T175" style:family="text">
      <style:text-properties officeooo:rsid="00415f3a"/>
    </style:style>
    <style:style style:name="T176" style:family="text">
      <style:text-properties officeooo:rsid="00386ebd"/>
    </style:style>
    <style:style style:name="T177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9" style:family="text">
      <style:text-properties officeooo:rsid="00a59a60"/>
    </style:style>
    <style:style style:name="T180" style:family="text">
      <style:text-properties officeooo:rsid="01fe03f2"/>
    </style:style>
    <style:style style:name="T181" style:family="text">
      <style:text-properties officeooo:rsid="0096b4e2"/>
    </style:style>
    <style:style style:name="T182" style:family="text">
      <style:text-properties officeooo:rsid="0032e83a"/>
    </style:style>
    <style:style style:name="T183" style:family="text">
      <style:text-properties officeooo:rsid="002b33ed"/>
    </style:style>
    <style:style style:name="T184" style:family="text">
      <style:text-properties officeooo:rsid="00a59037"/>
    </style:style>
    <style:style style:name="T185" style:family="text"/>
    <style:style style:name="T186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T187" style:family="text">
      <style:text-properties fo:font-variant="normal" fo:text-transform="none" fo:color="#ffffff" loext:opacity="100%" style:text-outline="false" style:text-line-through-style="none" style:text-line-through-type="none" style:font-name="Bitstream Vera Sans4" fo:font-size="6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2a6099" loext:opacity="100%" style:text-outline="false" style:text-line-through-style="none" style:text-line-through-type="none" style:font-name="Bitstream Vera Sans4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89" style:family="text">
      <style:text-properties style:use-window-font-color="true" loext:opacity="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93117d" loext:opacity="100%" style:text-outline="false" style:text-line-through-style="none" style:text-line-through-type="none" style:font-name="Bitstream Vera Sans4" fo:font-size="9pt" fo:font-style="normal" fo:text-shadow="none" style:text-underline-style="none" fo:font-weight="normal" style:letter-kerning="true" style:font-name-asian="Arial Unicode MS" style:font-size-asian="9pt" style:font-style-asian="normal" style:font-weight-asian="normal" style:font-name-complex="Tahoma" style:font-size-complex="9pt" style:font-style-complex="normal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000000" loext:opacity="100%" style:text-outline="false" style:text-line-through-style="none" style:text-line-through-type="none" style:font-name="Bitstream Vera Sans" fo:font-size="10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2a6099" loext:opacity="100%" style:text-outline="false" style:text-line-through-style="none" style:text-line-through-type="none" style:font-name="Bitstream Vera Sans" fo:font-size="10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1" style:font-size-complex="24pt" style:font-style-complex="normal" style:font-weight-complex="bold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ffffff" loext:opacity="100%" style:text-outline="false" style:text-line-through-style="none" style:text-line-through-type="none" style:font-name="Bitstream Vera Sans" fo:font-size="7pt" fo:font-style="normal" fo:text-shadow="none" style:text-underline-style="none" fo:font-weight="normal" style:letter-kerning="true" style:font-name-asian="MS Gothic" style:font-size-asian="7pt" style:font-style-asian="normal" style:font-weight-asian="normal" style:font-name-complex="Tahoma1" style:font-size-complex="7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Bitstream Vera Sans" fo:font-size="10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24pt" style:language-asian="zxx" style:country-asian="none" style:font-style-asian="normal" style:font-weight-asian="bold" style:font-name-complex="Tahoma1" style:font-size-complex="2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itstream Vera Sans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MS Gothic" style:font-size-asian="8pt" style:language-asian="zxx" style:country-asian="none" style:font-style-asian="normal" style:font-weight-asian="normal" style:font-name-complex="Tahoma1" style:font-size-complex="8pt" style:language-complex="zxx" style:country-complex="none" style:font-style-complex="normal" style:font-weight-complex="normal" style:text-emphasize="none" style:text-scale="80%" style:font-relief="none" style:text-overline-style="none" style:text-overline-color="font-color"/>
    </style:style>
    <style:style style:name="T19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itstream Vera Sans4" fo:font-size="6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Lucida Sans Unicode" style:font-size-asian="6pt" style:language-asian="zxx" style:country-asian="none" style:font-style-asian="normal" style:font-weight-asian="bold" style:font-name-complex="Tahoma" style:font-size-complex="6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2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72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723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cf191" draw:textarea-horizontal-align="justify" draw:textarea-vertical-align="middle" draw:auto-grow-height="false" fo:min-height="0.721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7201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ecf191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2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solid" draw:fill-color="#ffffff" draw:textarea-horizontal-align="justify" draw:textarea-vertical-align="middle" draw:auto-grow-height="false" fo:min-height="0.42cm" fo:min-width="0.168cm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7202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ead68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4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3cm" fo:min-width="0.4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8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7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7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ead680" draw:textarea-horizontal-align="justify" draw:textarea-vertical-align="middle" draw:auto-grow-height="false" fo:min-height="0.725cm" fo:min-width="0.4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8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81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9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de9ad5" draw:textarea-horizontal-align="justify" draw:textarea-vertical-align="middle" draw:auto-grow-height="false" fo:min-height="0.723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7203" svg:stroke-width="0.019cm" svg:stroke-color="#000000" draw:marker-start="" draw:marker-start-width="0.332cm" draw:marker-start-center="false" draw:marker-end="" draw:marker-end-width="0.332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002cm" fo:padding-bottom="0.002cm" fo:padding-left="0.002cm" fo:padding-right="0.002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3cm" fo:min-width="0.47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1cm" fo:min-width="0.46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add9e0" draw:textarea-horizontal-align="justify" draw:textarea-vertical-align="middle" draw:auto-grow-height="false" fo:min-height="0.728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4" style:family="graphic">
      <style:graphic-properties draw:stroke="none" draw:stroke-dash="Dashed_20__28_var_29__20_7204" svg:stroke-width="0.019cm" svg:stroke-color="#808080" draw:marker-start="" draw:marker-start-width="0.332cm" draw:marker-start-center="false" draw:marker-end="" draw:marker-end-width="0.332cm" draw:marker-end-center="false" svg:stroke-opacity="100%" draw:stroke-linejoin="round" draw:fill="solid" draw:fill-color="#add9e0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3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727cm" fo:min-width="0.47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6" style:family="graphic">
      <style:graphic-properties draw:stroke="solid" draw:stroke-dash="Dashed_20__28_var_29__20_732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7" style:family="graphic">
      <style:graphic-properties draw:stroke="solid" draw:stroke-dash="Dashed_20__28_var_29__20_732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8" style:family="graphic">
      <style:graphic-properties draw:stroke="solid" draw:stroke-dash="Dashed_20__28_var_29__20_732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39" style:family="graphic">
      <style:graphic-properties draw:stroke="solid" draw:stroke-dash="Dashed_20__28_var_29__20_732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0" style:family="graphic">
      <style:graphic-properties draw:stroke="solid" draw:stroke-dash="Dashed_20__28_var_29__20_732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1" style:family="graphic">
      <style:graphic-properties draw:stroke="solid" draw:stroke-dash="Dashed_20__28_var_29__20_732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2" style:family="graphic">
      <style:graphic-properties draw:stroke="solid" draw:stroke-dash="Dashed_20__28_var_29__20_732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3" style:family="graphic">
      <style:graphic-properties draw:stroke="solid" draw:stroke-dash="Dashed_20__28_var_29__20_733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4" style:family="graphic">
      <style:graphic-properties draw:stroke="solid" draw:stroke-dash="Dashed_20__28_var_29__20_733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5" style:family="graphic">
      <style:graphic-properties draw:stroke="solid" draw:stroke-dash="Dashed_20__28_var_29__20_733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6" style:family="graphic">
      <style:graphic-properties draw:stroke="solid" draw:stroke-dash="Dashed_20__28_var_29__20_733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7" style:family="graphic">
      <style:graphic-properties draw:stroke="solid" draw:stroke-dash="Dashed_20__28_var_29__20_733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8" style:family="graphic">
      <style:graphic-properties draw:stroke="solid" draw:stroke-dash="Dashed_20__28_var_29__20_733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49" style:family="graphic">
      <style:graphic-properties draw:stroke="solid" draw:stroke-dash="Dashed_20__28_var_29__20_733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0" style:family="graphic">
      <style:graphic-properties draw:stroke="solid" draw:stroke-dash="Dashed_20__28_var_29__20_733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1" style:family="graphic">
      <style:graphic-properties draw:stroke="solid" draw:stroke-dash="Dashed_20__28_var_29__20_733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2" style:family="graphic">
      <style:graphic-properties draw:stroke="solid" draw:stroke-dash="Dashed_20__28_var_29__20_733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3" style:family="graphic">
      <style:graphic-properties draw:stroke="solid" draw:stroke-dash="Dashed_20__28_var_29__20_734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4" style:family="graphic">
      <style:graphic-properties draw:stroke="solid" draw:stroke-dash="Dashed_20__28_var_29__20_734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5" style:family="graphic">
      <style:graphic-properties draw:stroke="solid" draw:stroke-dash="Dashed_20__28_var_29__20_734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6" style:family="graphic">
      <style:graphic-properties draw:stroke="solid" draw:stroke-dash="Dashed_20__28_var_29__20_734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7" style:family="graphic">
      <style:graphic-properties draw:stroke="solid" draw:stroke-dash="Dashed_20__28_var_29__20_7344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8" style:family="graphic">
      <style:graphic-properties draw:stroke="solid" draw:stroke-dash="Dashed_20__28_var_29__20_7345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59" style:family="graphic">
      <style:graphic-properties draw:stroke="solid" draw:stroke-dash="Dashed_20__28_var_29__20_7346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0" style:family="graphic">
      <style:graphic-properties draw:stroke="solid" draw:stroke-dash="Dashed_20__28_var_29__20_7347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1" style:family="graphic">
      <style:graphic-properties draw:stroke="solid" draw:stroke-dash="Dashed_20__28_var_29__20_7348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2" style:family="graphic">
      <style:graphic-properties draw:stroke="solid" draw:stroke-dash="Dashed_20__28_var_29__20_7349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3" style:family="graphic">
      <style:graphic-properties draw:stroke="solid" draw:stroke-dash="Dashed_20__28_var_29__20_7350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4" style:family="graphic">
      <style:graphic-properties draw:stroke="solid" draw:stroke-dash="Dashed_20__28_var_29__20_7351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5" style:family="graphic">
      <style:graphic-properties draw:stroke="solid" draw:stroke-dash="Dashed_20__28_var_29__20_7352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6" style:family="graphic">
      <style:graphic-properties draw:stroke="solid" draw:stroke-dash="Dashed_20__28_var_29__20_7353" svg:stroke-width="0.019cm" svg:stroke-color="#b3b3b3" draw:marker-start="" draw:marker-start-width="0.231cm" draw:marker-start-center="false" draw:marker-end="" draw:marker-end-width="0.231cm" draw:marker-end-center="false" draw:fill="solid" draw:fill-color="#00b8ff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67" style:family="graphic">
      <style:graphic-properties draw:stroke="solid" draw:stroke-dash="Dashed_20__28_var_29__20_7354" svg:stroke-width="0.019cm" svg:stroke-color="#808080" draw:marker-start="" draw:marker-start-width="0.231cm" draw:marker-start-center="false" draw:marker-end="" draw:marker-end-width="0.231cm" draw:marker-end-center="false" draw:fill="solid" draw:fill-color="#000000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  <style:paragraph-properties style:writing-mode="lr-tb"/>
    </style:style>
    <style:style style:name="gr68" style:family="graphic">
      <style:graphic-properties draw:stroke="none" draw:stroke-dash="Dashed_20__28_var_29__20_6694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66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69" style:family="graphic">
      <style:graphic-properties draw:stroke="none" draw:stroke-dash="Dashed_20__28_var_29__20_6695" svg:stroke-width="0.019cm" svg:stroke-color="#808080" draw:marker-start="" draw:marker-start-width="0.333cm" draw:marker-start-center="false" draw:marker-end="" draw:marker-end-width="0.333cm" draw:marker-end-center="false" draw:fill="none" draw:fill-color="#ffffff" draw:fill-image-width="0cm" draw:fill-image-height="0cm" draw:textarea-horizontal-align="justify" fo:min-height="0.46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70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3cm" fo:min-width="0.434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1" style:family="graphic">
      <style:graphic-properties draw:stroke="none" svg:stroke-width="0.041cm" svg:stroke-color="#52cc00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3cm" fo:min-width="0.437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2" style:family="graphic">
      <style:graphic-properties draw:stroke="none" svg:stroke-width="0.041cm" svg:stroke-color="#3399ff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4cm" fo:min-width="0.436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3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72cm" fo:min-width="0.436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4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76cm" fo:min-width="0.437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5" style:family="graphic">
      <style:graphic-properties draw:stroke="none" svg:stroke-width="0.041cm" svg:stroke-color="#ff660d" draw:marker-start="" draw:marker-start-width="0.392cm" draw:marker-start-center="false" draw:marker-end="" draw:marker-end-width="0.392cm" draw:marker-end-center="false" draw:fill="solid" draw:fill-color="#99ccff" draw:textarea-horizontal-align="justify" draw:textarea-vertical-align="middle" draw:auto-grow-height="false" fo:min-height="0.683cm" fo:min-width="0.437cm" fo:padding-top="0.146cm" fo:padding-bottom="0.146cm" fo:padding-left="0.27cm" fo:padding-right="0.27cm" draw:shadow="hidden" draw:shadow-offset-x="0.3cm" draw:shadow-offset-y="0.3cm" draw:shadow-color="#808080" style:run-through="foreground"/>
    </style:style>
    <style:style style:name="gr76" style:family="graphic">
      <style:graphic-properties draw:stroke="none" svg:stroke-color="#000000" draw:fill="none" draw:fill-color="#ffffff" fo:min-height="0.80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77" style:family="graphic">
      <style:graphic-properties svg:stroke-width="0.06cm" svg:stroke-color="#7fb241" draw:marker-start-width="0.443cm" draw:marker-end-width="0.443cm" draw:fill-color="#2a6099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8" style:family="graphic">
      <style:graphic-properties draw:stroke="none" draw:fill="solid" draw:fill-color="#7fb241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79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80" style:family="graphic">
      <style:graphic-properties style:run-through="foreground"/>
    </style:style>
    <style:style style:name="gr81" style:family="graphic">
      <style:graphic-properties draw:stroke="solid" draw:stroke-dash="Dash_20_5900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2" style:family="graphic">
      <style:graphic-properties draw:stroke="solid" draw:stroke-dash="Dash_20_5901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3" style:family="graphic">
      <style:graphic-properties draw:stroke="solid" draw:stroke-dash="Dash_20_5902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4" style:family="graphic">
      <style:graphic-properties draw:stroke="solid" draw:stroke-dash="Dash_20_5903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5" style:family="graphic">
      <style:graphic-properties draw:stroke="solid" draw:stroke-dash="Dash_20_5904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6" style:family="graphic">
      <style:graphic-properties draw:stroke="solid" draw:stroke-dash="Dash_20_5905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7" style:family="graphic">
      <style:graphic-properties draw:stroke="solid" draw:stroke-dash="Dash_20_5906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8" style:family="graphic">
      <style:graphic-properties draw:stroke="solid" draw:stroke-dash="Dash_20_5907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89" style:family="graphic">
      <style:graphic-properties draw:stroke="solid" draw:stroke-dash="Dash_20_5908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0" style:family="graphic">
      <style:graphic-properties draw:stroke="solid" draw:stroke-dash="Dash_20_5909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1" style:family="graphic">
      <style:graphic-properties draw:stroke="solid" draw:stroke-dash="Dash_20_5910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2" style:family="graphic">
      <style:graphic-properties draw:stroke="solid" draw:stroke-dash="Dash_20_5911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3" style:family="graphic">
      <style:graphic-properties draw:stroke="solid" draw:stroke-dash="Dash_20_5912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4" style:family="graphic">
      <style:graphic-properties draw:stroke="solid" draw:stroke-dash="Dash_20_5913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5" style:family="graphic">
      <style:graphic-properties draw:stroke="solid" draw:stroke-dash="Dash_20_5914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6" style:family="graphic">
      <style:graphic-properties draw:stroke="solid" draw:stroke-dash="Dash_20_5915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7" style:family="graphic">
      <style:graphic-properties draw:stroke="solid" draw:stroke-dash="Dash_20_5916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8" style:family="graphic">
      <style:graphic-properties draw:stroke="solid" draw:stroke-dash="Dash_20_5917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99" style:family="graphic">
      <style:graphic-properties draw:stroke="solid" draw:stroke-dash="Dash_20_5918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0" style:family="graphic">
      <style:graphic-properties draw:stroke="solid" draw:stroke-dash="Dash_20_5919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1" style:family="graphic">
      <style:graphic-properties draw:stroke="solid" draw:stroke-dash="Dash_20_5920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2" style:family="graphic">
      <style:graphic-properties draw:stroke="solid" draw:stroke-dash="Dash_20_5921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3" style:family="graphic">
      <style:graphic-properties draw:stroke="solid" draw:stroke-dash="Dash_20_5922" svg:stroke-width="0.019cm" svg:stroke-color="#808080" draw:marker-start="" draw:marker-start-width="0.3cm" draw:marker-start-center="false" draw:marker-end="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04" style:family="graphic">
      <style:graphic-properties draw:stroke="solid" draw:stroke-dash="Dash_20_6152" svg:stroke-width="0.03cm" svg:stroke-color="#000000" draw:marker-start="" draw:marker-start-width="0.229cm" draw:marker-start-center="false" draw:marker-end="" draw:marker-end-width="0.229cm" draw:marker-end-center="false" draw:fill="solid" draw:fill-color="#93117d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style:run-through="foreground"/>
    </style:style>
    <style:style style:name="gr105" style:family="graphic">
      <style:graphic-properties draw:stroke="solid" svg:stroke-width="0.03cm" svg:stroke-color="#000000" draw:marker-start="" draw:marker-start-width="0.229cm" draw:marker-start-center="false" draw:marker-end="" draw:marker-end-width="0.229cm" draw:marker-end-center="false" draw:fill="solid" draw:fill-color="#00cccc" draw:opacity="50%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 draw:shadow-opacity="50%" style:run-through="foreground"/>
    </style:style>
    <style:style style:name="gr106" style:family="graphic">
      <style:graphic-properties draw:stroke="none" draw:stroke-dash="Dash_20_615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3cm" fo:min-width="2.118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07" style:family="graphic">
      <style:graphic-properties draw:stroke="none" draw:stroke-dash="Dash_20_615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6cm" fo:min-width="1.081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8" style:family="graphic">
      <style:graphic-properties draw:stroke="none" draw:stroke-dash="Dash_20_615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justify" draw:auto-grow-width="true" fo:min-height="0.467cm" fo:min-width="1.083cm" fo:padding-top="0.125cm" fo:padding-bottom="0.125cm" fo:padding-left="0.25cm" fo:padding-right="0.25cm" draw:shadow="hidden" draw:shadow-offset-x="0.3cm" draw:shadow-offset-y="0.3cm" draw:shadow-color="#808080" style:run-through="foreground"/>
      <style:paragraph-properties style:writing-mode="lr-tb"/>
    </style:style>
    <style:style style:name="gr109" style:family="graphic">
      <style:graphic-properties draw:stroke="none" draw:stroke-dash="Dashed_20__28_var_29__20_7093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0" style:family="graphic">
      <style:graphic-properties draw:stroke="none" draw:stroke-dash="Dashed_20__28_var_29__20_7094" svg:stroke-width="0.019cm" svg:stroke-color="#000000" draw:marker-start="" draw:marker-start-width="0.3cm" draw:marker-start-center="false" draw:marker-end="" draw:marker-end-width="0.3cm" draw:marker-end-center="false" draw:fill="solid" draw:fill-color="#de9ad5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1" style:family="graphic">
      <style:graphic-properties draw:stroke="none" draw:stroke-dash="Dashed_20__28_var_29__20_7095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2" style:family="graphic">
      <style:graphic-properties draw:stroke="none" draw:stroke-dash="Dashed_20__28_var_29__20_7096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3" style:family="graphic">
      <style:graphic-properties draw:stroke="none" draw:stroke-dash="Dashed_20__28_var_29__20_7097" svg:stroke-width="0.019cm" svg:stroke-color="#000000" draw:marker-start="" draw:marker-start-width="0.3cm" draw:marker-start-center="false" draw:marker-end="" draw:marker-end-width="0.3cm" draw:marker-end-center="false" draw:fill="solid" draw:fill-color="#ecf191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4" style:family="graphic">
      <style:graphic-properties draw:stroke="none" draw:stroke-dash="Dashed_20__28_var_29__20_7098" svg:stroke-width="0.019cm" svg:stroke-color="#000000" draw:marker-start="" draw:marker-start-width="0.3cm" draw:marker-start-center="false" draw:marker-end="" draw:marker-end-width="0.3cm" draw:marker-end-center="false" draw:fill="solid" draw:fill-color="#add9e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15" style:family="graphic">
      <style:graphic-properties draw:stroke="solid" draw:stroke-dash="Dashed_20__28_var_29__20_709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6" style:family="graphic">
      <style:graphic-properties draw:stroke="solid" draw:stroke-dash="Dashed_20__28_var_29__20_710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7" style:family="graphic">
      <style:graphic-properties draw:stroke="solid" draw:stroke-dash="Dashed_20__28_var_29__20_710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8" style:family="graphic">
      <style:graphic-properties draw:stroke="solid" draw:stroke-dash="Dashed_20__28_var_29__20_710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19" style:family="graphic">
      <style:graphic-properties draw:stroke="solid" draw:stroke-dash="Dashed_20__28_var_29__20_710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0" style:family="graphic">
      <style:graphic-properties draw:stroke="solid" draw:stroke-dash="Dashed_20__28_var_29__20_710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1" style:family="graphic">
      <style:graphic-properties draw:stroke="solid" draw:stroke-dash="Dashed_20__28_var_29__20_710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2" style:family="graphic">
      <style:graphic-properties draw:stroke="solid" draw:stroke-dash="Dashed_20__28_var_29__20_710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3" style:family="graphic">
      <style:graphic-properties draw:stroke="solid" draw:stroke-dash="Dashed_20__28_var_29__20_710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4" style:family="graphic">
      <style:graphic-properties draw:stroke="solid" draw:stroke-dash="Dashed_20__28_var_29__20_710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5" style:family="graphic">
      <style:graphic-properties draw:stroke="solid" draw:stroke-dash="Dashed_20__28_var_29__20_710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6" style:family="graphic">
      <style:graphic-properties draw:stroke="solid" draw:stroke-dash="Dashed_20__28_var_29__20_711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7" style:family="graphic">
      <style:graphic-properties draw:stroke="solid" draw:stroke-dash="Dashed_20__28_var_29__20_711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8" style:family="graphic">
      <style:graphic-properties draw:stroke="solid" draw:stroke-dash="Dashed_20__28_var_29__20_711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29" style:family="graphic">
      <style:graphic-properties draw:stroke="solid" draw:stroke-dash="Dashed_20__28_var_29__20_711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0" style:family="graphic">
      <style:graphic-properties draw:stroke="solid" draw:stroke-dash="Dashed_20__28_var_29__20_711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1" style:family="graphic">
      <style:graphic-properties draw:stroke="solid" draw:stroke-dash="Dashed_20__28_var_29__20_711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2" style:family="graphic">
      <style:graphic-properties draw:stroke="solid" draw:stroke-dash="Dashed_20__28_var_29__20_711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3" style:family="graphic">
      <style:graphic-properties draw:stroke="solid" draw:stroke-dash="Dashed_20__28_var_29__20_711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4" style:family="graphic">
      <style:graphic-properties draw:stroke="solid" draw:stroke-dash="Dashed_20__28_var_29__20_711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5" style:family="graphic">
      <style:graphic-properties draw:stroke="solid" draw:stroke-dash="Dashed_20__28_var_29__20_711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6" style:family="graphic">
      <style:graphic-properties draw:stroke="solid" draw:stroke-dash="Dashed_20__28_var_29__20_7120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7" style:family="graphic">
      <style:graphic-properties draw:stroke="solid" draw:stroke-dash="Dashed_20__28_var_29__20_712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8" style:family="graphic">
      <style:graphic-properties draw:stroke="solid" draw:stroke-dash="Dashed_20__28_var_29__20_712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39" style:family="graphic">
      <style:graphic-properties draw:stroke="solid" draw:stroke-dash="Dashed_20__28_var_29__20_712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0" style:family="graphic">
      <style:graphic-properties draw:stroke="solid" draw:stroke-dash="Dashed_20__28_var_29__20_712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1" style:family="graphic">
      <style:graphic-properties draw:stroke="solid" draw:stroke-dash="Dashed_20__28_var_29__20_7125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2" style:family="graphic">
      <style:graphic-properties draw:stroke="solid" draw:stroke-dash="Dashed_20__28_var_29__20_712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3" style:family="graphic">
      <style:graphic-properties draw:stroke="solid" draw:stroke-dash="Dashed_20__28_var_29__20_712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4" style:family="graphic">
      <style:graphic-properties draw:stroke="solid" draw:stroke-dash="Dashed_20__28_var_29__20_712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5" style:family="graphic">
      <style:graphic-properties draw:stroke="solid" draw:stroke-dash="Dashed_20__28_var_29__20_712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6" style:family="graphic">
      <style:graphic-properties draw:stroke="solid" draw:stroke-dash="Dashed_20__28_var_29__20_7130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7" style:family="graphic">
      <style:graphic-properties draw:stroke="solid" draw:stroke-dash="Dashed_20__28_var_29__20_7131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8" style:family="graphic">
      <style:graphic-properties draw:stroke="solid" draw:stroke-dash="Dashed_20__28_var_29__20_7132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49" style:family="graphic">
      <style:graphic-properties draw:stroke="solid" draw:stroke-dash="Dashed_20__28_var_29__20_7133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0" style:family="graphic">
      <style:graphic-properties draw:stroke="solid" draw:stroke-dash="Dashed_20__28_var_29__20_7134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1" style:family="graphic">
      <style:graphic-properties draw:stroke="solid" draw:stroke-dash="Dashed_20__28_var_29__20_7135" svg:stroke-width="0.019cm" svg:stroke-color="#c0c0c0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2" style:family="graphic">
      <style:graphic-properties draw:stroke="solid" draw:stroke-dash="Dashed_20__28_var_29__20_7136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3" style:family="graphic">
      <style:graphic-properties draw:stroke="solid" draw:stroke-dash="Dashed_20__28_var_29__20_7137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4" style:family="graphic">
      <style:graphic-properties draw:stroke="solid" draw:stroke-dash="Dashed_20__28_var_29__20_7138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5" style:family="graphic">
      <style:graphic-properties draw:stroke="solid" draw:stroke-dash="Dashed_20__28_var_29__20_7139" svg:stroke-width="0.019cm" svg:stroke-color="#b3b3b3" draw:marker-start="" draw:marker-start-width="0.3cm" draw:marker-start-center="false" draw:marker-end="" draw:marker-end-width="0.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 style:run-through="foreground"/>
    </style:style>
    <style:style style:name="gr156" style:family="graphic">
      <style:graphic-properties draw:stroke="none" draw:stroke-dash="Dashed_20__28_var_29__20_5157" svg:stroke-width="0.019cm" svg:stroke-color="#b3b3b3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draw:auto-grow-width="true" fo:min-height="0.489cm" fo:min-width="1.044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57" style:family="graphic">
      <style:graphic-properties draw:stroke="solid" draw:stroke-dash="Dashed_20__28_var_29__20_7140" svg:stroke-width="0.049cm" svg:stroke-color="#000000" draw:marker-start="Dimension_20_Lines" draw:marker-start-width="0.212cm" draw:marker-start-center="false" draw:marker-end="Dimension_20_Lines" draw:marker-end-width="0.212cm" draw:marker-end-center="false" draw:fill="solid" draw:fill-color="#00b8ff" draw:textarea-horizontal-align="center" draw:textarea-vertical-align="middle" fo:padding-top="0.023cm" fo:padding-bottom="0.023cm" fo:padding-left="0.023cm" fo:padding-right="0.023cm" draw:shadow="hidden" draw:shadow-offset-x="0.3cm" draw:shadow-offset-y="0.3cm" draw:shadow-color="#808080" style:run-through="foreground"/>
    </style:style>
    <style:style style:name="gr158" style:family="graphic">
      <style:graphic-properties draw:stroke="none" draw:stroke-dash="Dashed_20__28_var_29__20_7141" svg:stroke-width="0.019cm" svg:stroke-color="#000000" draw:marker-start="" draw:marker-start-width="0.3cm" draw:marker-start-center="false" draw:marker-end="" draw:marker-end-width="0.3cm" draw:marker-end-center="false" draw:fill="none" draw:fill-color="#b3b3b3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59" style:family="graphic">
      <style:graphic-properties draw:stroke="none" draw:stroke-dash="Dashed_20__28_var_29__20_6100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0" style:family="graphic">
      <style:graphic-properties draw:stroke="none" draw:stroke-dash="Dashed_20__28_var_29__20_6101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1" style:family="graphic">
      <style:graphic-properties draw:stroke="none" draw:stroke-dash="Dashed_20__28_var_29__20_6102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2" style:family="graphic">
      <style:graphic-properties draw:stroke="none" draw:stroke-dash="Dashed_20__28_var_29__20_7148" svg:stroke-width="0.019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63" style:family="graphic">
      <style:graphic-properties draw:stroke="none" draw:stroke-dash="Dashed_20__28_var_29__20_6106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801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4" style:family="graphic">
      <style:graphic-properties draw:stroke="none" draw:stroke-dash="Dashed_20__28_var_29__20_6103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5" style:family="graphic">
      <style:graphic-properties draw:stroke="none" draw:stroke-dash="Dashed_20__28_var_29__20_6104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6" style:family="graphic">
      <style:graphic-properties draw:stroke="none" draw:stroke-dash="Dashed_20__28_var_29__20_6105" svg:stroke-width="0.019cm" svg:stroke-color="#000000" draw:marker-start="" draw:marker-start-width="0.33cm" draw:marker-start-center="false" draw:marker-end="" draw:marker-end-width="0.33cm" draw:marker-end-center="false" draw:fill="none" draw:fill-color="#ffffff" draw:fill-image-width="0cm" draw:fill-image-height="0cm" draw:textarea-horizontal-align="justify" fo:min-height="0.487cm" fo:padding-top="0cm" fo:padding-bottom="0cm" fo:padding-left="0cm" fo:padding-right="0cm" draw:shadow="hidden" draw:shadow-offset-x="0.3cm" draw:shadow-offset-y="0.3cm" draw:shadow-color="#808080" style:run-through="foreground"/>
      <style:paragraph-properties style:writing-mode="lr-tb"/>
    </style:style>
    <style:style style:name="gr167" style:family="graphic">
      <style:graphic-properties draw:stroke="none" draw:stroke-dash="Dashed_20__28_var_29__20_724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de9ad5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8" style:family="graphic">
      <style:graphic-properties draw:stroke="none" draw:stroke-dash="Dashed_20__28_var_29__20_7244" svg:stroke-width="0.041cm" svg:stroke-color="#52cc00" draw:marker-start="" draw:marker-start-width="0.291cm" draw:marker-start-center="false" draw:marker-end="" draw:marker-end-width="0.291cm" draw:marker-end-center="false" svg:stroke-opacity="100%" draw:stroke-linejoin="round" draw:fill="solid" draw:fill-color="#a9ce7b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69" style:family="graphic">
      <style:graphic-properties draw:stroke="none" draw:stroke-dash="Dashed_20__28_var_29__20_7245" svg:stroke-width="0.041cm" svg:stroke-color="#ff660d" draw:marker-start="" draw:marker-start-width="0.291cm" draw:marker-start-center="false" draw:marker-end="" draw:marker-end-width="0.291cm" draw:marker-end-center="false" svg:stroke-opacity="100%" draw:stroke-linejoin="round" draw:fill="solid" draw:fill-color="#ead68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0" style:family="graphic">
      <style:graphic-properties draw:stroke="none" draw:stroke-dash="Dashed_20__28_var_29__20_7246" svg:stroke-width="0.051cm" svg:stroke-color="#3399ff" draw:marker-start="" draw:marker-start-width="0.404cm" draw:marker-start-center="false" draw:marker-end="" draw:marker-end-width="0.404cm" draw:marker-end-center="false" svg:stroke-opacity="100%" draw:stroke-linejoin="round" draw:fill="solid" draw:fill-color="#add9e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6cm" fo:padding-bottom="0.026cm" fo:padding-left="0.026cm" fo:padding-right="0.026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1" style:family="graphic">
      <style:graphic-properties draw:stroke="solid" draw:stroke-dash="Dashed_20__28_var_29__20_724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2" style:family="graphic">
      <style:graphic-properties draw:stroke="none" draw:stroke-dash="Dashed_20__28_var_29__20_7281" svg:stroke-width="0.041cm" svg:stroke-color="#52cc00" draw:marker-start="" draw:marker-start-width="0.291cm" draw:marker-start-center="false" draw:marker-end="" draw:marker-end-width="0.291cm" draw:marker-end-center="false" draw:fill="solid" draw:fill-color="#b3ff26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73" style:family="graphic">
      <style:graphic-properties draw:stroke="none" draw:stroke-dash="Dashed_20__28_var_29__20_7280" svg:stroke-width="0.041cm" svg:stroke-color="#bf33ff" draw:marker-start="" draw:marker-start-width="0.291cm" draw:marker-start-center="false" draw:marker-end="" draw:marker-end-width="0.291cm" draw:marker-end-center="false" draw:fill="solid" draw:fill-color="#daa772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174" style:family="graphic">
      <style:graphic-properties draw:stroke="none" draw:stroke-dash="Dashed_20__28_var_29__20_723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5" style:family="graphic">
      <style:graphic-properties draw:stroke="none" draw:stroke-dash="Dashed_20__28_var_29__20_7241" svg:stroke-width="0.041cm" svg:stroke-color="#52cc00" draw:marker-start="" draw:marker-start-width="0.259cm" draw:marker-start-center="false" draw:marker-end="" draw:marker-end-width="0.259cm" draw:marker-end-center="false" svg:stroke-opacity="100%" draw:stroke-linejoin="round" draw:fill="solid" draw:fill-color="#f5bbed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21cm" fo:padding-bottom="0.021cm" fo:padding-left="0.021cm" fo:padding-right="0.02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6" style:family="graphic">
      <style:graphic-properties draw:stroke="none" draw:stroke-dash="Dashed_20__28_var_29__20_724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2e6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7" style:family="graphic">
      <style:graphic-properties draw:stroke="solid" draw:stroke-dash="Dashed_20__28_var_29__20_724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8" style:family="graphic">
      <style:graphic-properties draw:stroke="solid" draw:stroke-dash="Dashed_20__28_var_29__20_724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79" style:family="graphic">
      <style:graphic-properties draw:stroke="solid" draw:stroke-dash="Dashed_20__28_var_29__20_725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0" style:family="graphic">
      <style:graphic-properties draw:stroke="solid" draw:stroke-dash="Dashed_20__28_var_29__20_725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1" style:family="graphic">
      <style:graphic-properties draw:stroke="solid" draw:stroke-dash="Dashed_20__28_var_29__20_725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2" style:family="graphic">
      <style:graphic-properties draw:stroke="solid" draw:stroke-dash="Dashed_20__28_var_29__20_725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3" style:family="graphic">
      <style:graphic-properties draw:stroke="solid" draw:stroke-dash="Dashed_20__28_var_29__20_725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4" style:family="graphic">
      <style:graphic-properties draw:stroke="solid" draw:stroke-dash="Dashed_20__28_var_29__20_725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5" style:family="graphic">
      <style:graphic-properties draw:stroke="solid" draw:stroke-dash="Dashed_20__28_var_29__20_725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6" style:family="graphic">
      <style:graphic-properties draw:stroke="solid" draw:stroke-dash="Dashed_20__28_var_29__20_725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7" style:family="graphic">
      <style:graphic-properties draw:stroke="solid" draw:stroke-dash="Dashed_20__28_var_29__20_725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8" style:family="graphic">
      <style:graphic-properties draw:stroke="solid" draw:stroke-dash="Dashed_20__28_var_29__20_726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89" style:family="graphic">
      <style:graphic-properties draw:stroke="solid" draw:stroke-dash="Dashed_20__28_var_29__20_726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0" style:family="graphic">
      <style:graphic-properties draw:stroke="solid" draw:stroke-dash="Dashed_20__28_var_29__20_726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1" style:family="graphic">
      <style:graphic-properties draw:stroke="solid" draw:stroke-dash="Dashed_20__28_var_29__20_726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2" style:family="graphic">
      <style:graphic-properties draw:stroke="solid" draw:stroke-dash="Dashed_20__28_var_29__20_726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3" style:family="graphic">
      <style:graphic-properties draw:stroke="solid" draw:stroke-dash="Dashed_20__28_var_29__20_7265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4" style:family="graphic">
      <style:graphic-properties draw:stroke="solid" draw:stroke-dash="Dashed_20__28_var_29__20_7266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5" style:family="graphic">
      <style:graphic-properties draw:stroke="solid" draw:stroke-dash="Dashed_20__28_var_29__20_726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6" style:family="graphic">
      <style:graphic-properties draw:stroke="solid" draw:stroke-dash="Dashed_20__28_var_29__20_7268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7" style:family="graphic">
      <style:graphic-properties draw:stroke="solid" draw:stroke-dash="Dashed_20__28_var_29__20_7269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8" style:family="graphic">
      <style:graphic-properties draw:stroke="solid" draw:stroke-dash="Dashed_20__28_var_29__20_7270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199" style:family="graphic">
      <style:graphic-properties draw:stroke="solid" draw:stroke-dash="Dashed_20__28_var_29__20_7271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0" style:family="graphic">
      <style:graphic-properties draw:stroke="solid" draw:stroke-dash="Dashed_20__28_var_29__20_7272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1" style:family="graphic">
      <style:graphic-properties draw:stroke="solid" draw:stroke-dash="Dashed_20__28_var_29__20_7273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2" style:family="graphic">
      <style:graphic-properties draw:stroke="solid" draw:stroke-dash="Dashed_20__28_var_29__20_7257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3" style:family="graphic">
      <style:graphic-properties draw:stroke="solid" draw:stroke-dash="Dashed_20__28_var_29__20_7274" svg:stroke-width="0.019cm" svg:stroke-color="#b3b3b3" draw:marker-start="" draw:marker-start-width="0.229cm" draw:marker-start-center="false" draw:marker-end="" draw:marker-end-width="0.229cm" draw:marker-end-center="false" svg:stroke-opacity="100%" draw:stroke-linejoin="round" draw:fill="solid" draw:fill-color="#00b8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04" style:family="graphic">
      <style:graphic-properties draw:stroke="none" draw:stroke-dash="Dashed_20__28_var_29__20_5171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5" style:family="graphic">
      <style:graphic-properties draw:stroke="none" draw:stroke-dash="Dashed_20__28_var_29__20_5172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true" draw:fit-to-size="false" style:shrink-to-fit="false" draw:fit-to-contour="false" fo:max-height="0cm" fo:max-width="0cm" fo:min-height="0.356cm" fo:min-width="0.725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6" style:family="graphic">
      <style:graphic-properties draw:stroke="none" draw:stroke-dash="Dashed_20__28_var_29__20_5173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7" style:family="graphic">
      <style:graphic-properties draw:stroke="none" draw:stroke-dash="Dashed_20__28_var_29__20_5174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8" style:family="graphic">
      <style:graphic-properties draw:stroke="none" draw:stroke-dash="Dashed_20__28_var_29__20_5175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09" style:family="graphic">
      <style:graphic-properties draw:stroke="none" draw:stroke-dash="Dashed_20__28_var_29__20_51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3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0" style:family="graphic">
      <style:graphic-properties draw:stroke="none" draw:stroke-dash="Dashed_20__28_var_29__20_5177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1" style:family="graphic">
      <style:graphic-properties draw:stroke="none" draw:stroke-dash="Dashed_20__28_var_29__20_5178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2" style:family="graphic">
      <style:graphic-properties draw:stroke="none" draw:stroke-dash="Dashed_20__28_var_29__20_5179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fit-to-size="false" style:shrink-to-fit="false" draw:fit-to-contour="false" fo:max-height="0cm" fo:max-width="0cm" fo:min-height="0.441cm" fo:padding-top="0cm" fo:padding-bottom="0cm" fo:padding-left="0cm" fo:padding-right="0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3" style:family="graphic">
      <style:graphic-properties draw:stroke="solid" draw:stroke-dash="Dashed_20__28_var_29__20_7275" svg:stroke-width="0.019cm" svg:stroke-color="#000000" draw:marker-start="Dimension_20_Lines" draw:marker-start-width="0.229cm" draw:marker-start-center="true" draw:marker-end="Dimension_20_Lines" draw:marker-end-width="0.229cm" draw:marker-end-center="tru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fit-to-size="false" style:shrink-to-fit="false" draw:fit-to-contour="false" fo:max-height="0cm" fo:max-width="0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</style:style>
    <style:style style:name="gr214" style:family="graphic">
      <style:graphic-properties draw:stroke="solid" draw:stroke-dash="Dashed_20__28_var_29__20_7276" svg:stroke-width="0.019cm" svg:stroke-color="#000000" draw:marker-start="" draw:marker-start-width="0.229cm" draw:marker-start-center="false" draw:marker-end="" draw:marker-end-width="0.229cm" draw:marker-end-center="false" svg:stroke-opacity="100%" draw:stroke-linejoin="round" draw:fill="solid" draw:fill-color="#000000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fit-to-size="false" style:shrink-to-fit="false" draw:fit-to-contour="false" fo:max-height="0cm" fo:max-width="0cm" fo:min-height="0.462cm" fo:min-width="0.483cm" fo:padding-top="0.011cm" fo:padding-bottom="0.011cm" fo:padding-left="0.011cm" fo:padding-right="0.011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 style:run-through="foreground"/>
      <style:paragraph-properties style:writing-mode="lr-tb"/>
    </style:style>
    <style:style style:name="gr215" style:family="graphic">
      <style:graphic-properties draw:stroke="none" draw:stroke-dash="Dashed_20__28_var_29__20_7277" svg:stroke-width="0.019cm" svg:stroke-color="#3399ff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6" style:family="graphic">
      <style:graphic-properties draw:stroke="none" draw:stroke-dash="Dashed_20__28_var_29__20_7278" svg:stroke-width="0.019cm" svg:stroke-color="#ff660d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7" style:family="graphic">
      <style:graphic-properties draw:stroke="none" draw:stroke-dash="Dashed_20__28_var_29__20_7282" svg:stroke-width="0.019cm" svg:stroke-color="#000000" draw:marker-start="" draw:marker-start-width="0.229cm" draw:marker-start-center="false" draw:marker-end="" draw:marker-end-width="0.229cm" draw:marker-end-center="false" draw:fill="none" draw:fill-color="#b3b3b3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 style:run-through="foreground"/>
    </style:style>
    <style:style style:name="gr218" style:family="graphic">
      <style:graphic-properties draw:stroke="none" draw:stroke-dash="Dashed_20__28_var_29__20_7283" svg:stroke-width="0.041cm" svg:stroke-color="#bf33ff" draw:marker-start="" draw:marker-start-width="0.291cm" draw:marker-start-center="false" draw:marker-end="" draw:marker-end-width="0.291cm" draw:marker-end-center="false" draw:fill="none" draw:fill-color="#b3b3b3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19" style:family="graphic">
      <style:graphic-properties draw:stroke="none" draw:stroke-dash="Dashed_20__28_var_29__20_7284" svg:stroke-width="0.041cm" svg:stroke-color="#bf33ff" draw:marker-start="" draw:marker-start-width="0.291cm" draw:marker-start-center="false" draw:marker-end="" draw:marker-end-width="0.291cm" draw:marker-end-center="false" draw:fill="solid" draw:fill-color="#add9e0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style:style style:name="gr220" style:family="graphic">
      <style:graphic-properties draw:stroke="none" draw:stroke-dash="Dashed_20__28_var_29__20_7285" svg:stroke-width="0.041cm" svg:stroke-color="#3399ff" draw:marker-start="" draw:marker-start-width="0.291cm" draw:marker-start-center="false" draw:marker-end="" draw:marker-end-width="0.291cm" draw:marker-end-center="false" draw:fill="solid" draw:fill-color="#ecf191" draw:textarea-horizontal-align="center" draw:textarea-vertical-align="middle" fo:padding-top="0.021cm" fo:padding-bottom="0.021cm" fo:padding-left="0.021cm" fo:padding-right="0.021cm" draw:shadow="hidden" draw:shadow-offset-x="0.3cm" draw:shadow-offset-y="0.3cm" draw:shadow-color="#808080" style:run-through="foregroun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5" draw:name="Shape2_1" draw:style-name="gr76" draw:text-style-name="P119" svg:width="3.857cm" svg:height="0.805cm" draw:transform="rotate (0.0872664625997165) translate (0.467430555555556cm 1.34055555555556cm)">
        <draw:text-box>
          <text:p text:style-name="P115"><text:span text:style-name="T186">Série 1</text:span></text:p>
        </draw:text-box>
      </draw:frame>
      <draw:line text:anchor-type="page" text:anchor-page-number="1" draw:z-index="4" draw:name="Shape3_1" draw:style-name="gr77" draw:text-style-name="P138" svg:x1="12.702cm" svg:y1="1.402cm" svg:x2="21.998cm" svg:y2="1.365cm">
        <text:p/>
      </draw:line>
      <draw:path text:anchor-type="page" text:anchor-page-number="1" draw:z-index="3" draw:name="Shape1_0" draw:style-name="gr78" draw:text-style-name="P120" svg:width="4.329cm" svg:height="2.24cm" svg:x="0cm" svg:y="0.001cm" svg:viewBox="0 0 4330 2241" svg:d="M0 2241l3984-288c209-15 363-168 345-342l-170-1611h-4159z">
        <text:p/>
      </draw:path>
      <text:list xml:id="list203445868" text:style-name="_5f_Numérotation_20_des_20_exercices">
        <text:list-item>
          <text:h text:style-name="P102" text:outline-level="1"><text:span text:style-name="_5f_Caractères"><text:s/>Carrés, demi-carrés et quart de carrés…</text:span></text:h>
        </text:list-item>
      </text:list>
      <text:h text:style-name="_5f_Paragraphe" text:outline-level="1"><draw:g text:anchor-type="char" draw:z-index="0" draw:name="DrawObject1" draw:style-name="gr17"><draw:polygon draw:name="Shape17" draw:style-name="gr167" draw:text-style-name="P154" svg:width="1.508cm" svg:height="1.448cm" svg:x="6.317cm" svg:y="0.498cm" svg:viewBox="0 0 1509 1449" draw:points="503,0 503,482 0,482 0,965 503,965 503,1449 1004,1449 1004,965 1509,965 1509,482 1004,482 1004,0"><text:p/></draw:polygon><draw:polygon draw:name="Shape18" draw:style-name="gr168" draw:text-style-name="P155" svg:width="1.508cm" svg:height="1.929cm" svg:x="4.31cm" svg:y="0.497cm" svg:viewBox="0 0 1509 1930" draw:points="0,0 1509,0 1509,482 1003,482 1003,1930 503,1930 503,482 0,482"><text:p/></draw:polygon><draw:polygon draw:name="Shape19" draw:style-name="gr169" draw:text-style-name="P156" svg:width="1.508cm" svg:height="1.929cm" svg:x="2.302cm" svg:y="0.498cm" svg:viewBox="0 0 1509 1930" draw:points="0,0 1003,0 1003,1449 1509,1449 1509,1930 503,1930 503,482 0,482"><text:p/></draw:polygon><draw:polygon draw:name="Shape20" draw:style-name="gr170" draw:text-style-name="P157" svg:width="1.002cm" svg:height="0.964cm" svg:x="0.792cm" svg:y="0.498cm" svg:viewBox="0 0 1003 965" draw:points="1003,0 1003,965 0,965 0,0"><text:p/></draw:polygon><draw:line draw:name="Shape21" draw:style-name="gr171" draw:text-style-name="P158" svg:x1="0.29cm" svg:y1="4.842cm" svg:x2="8.329cm" svg:y2="4.842cm"><text:p/></draw:line><draw:polygon draw:name="Shape12" draw:style-name="gr172" draw:text-style-name="P159" svg:width="1.758cm" svg:height="1.207cm" svg:x="2.54cm" svg:y="3.171cm" svg:viewBox="0 0 1759 1208" draw:points="0,1208 0,0 1004,0 1004,483 1759,483 1759,724 251,724 251,1208"><text:p/></draw:polygon><draw:polygon draw:name="Shape13" draw:style-name="gr173" draw:text-style-name="P160" svg:width="1.004cm" svg:height="2.415cm" svg:x="0.792cm" svg:y="1.944cm" svg:viewBox="0 0 1005 2416" draw:points="251,0 754,0 754,726 1005,726 1005,966 754,966 754,1691 1005,1691 1005,1934 754,1934 754,2416 0,2416 0,2174 251,2174 251,1450 0,1450 0,1208 251,1208 251,483 0,483 0,242 251,242"><text:p/></draw:polygon><draw:polygon draw:name="Shape14" draw:style-name="gr174" draw:text-style-name="P161" svg:width="1.003cm" svg:height="0.964cm" svg:x="6.813cm" svg:y="2.921cm" svg:viewBox="0 0 1004 965" draw:points="0,0 0,482 251,482 251,724 503,724 503,965 1004,965 1004,482 752,482 752,239 503,239 503,0"><text:p/></draw:polygon><draw:polygon draw:name="Shape15" draw:style-name="gr175" draw:text-style-name="P161" svg:width="1.758cm" svg:height="1.208cm" svg:x="2.549cm" svg:y="3.154cm" svg:viewBox="0 0 1759 1209" draw:points="0,0 1004,0 1004,241 1004,483 1759,483 1759,724 252,724 252,1209 0,1209"><text:p/></draw:polygon><draw:polygon draw:name="Shape16" draw:style-name="gr176" draw:text-style-name="P162" svg:width="1.002cm" svg:height="1.448cm" svg:x="5.066cm" svg:y="2.918cm" svg:viewBox="0 0 1003 1449" draw:points="249,0 752,0 752,965 1003,965 1003,1206 501,1206 501,1449 0,1449 0,965 249,965"><text:p/></draw:polygon><draw:line draw:name="Shape22" draw:style-name="gr177" draw:text-style-name="P158" svg:x1="0.29cm" svg:y1="4.363cm" svg:x2="8.329cm" svg:y2="4.363cm"><text:p/></draw:line><draw:line draw:name="Shape23" draw:style-name="gr178" draw:text-style-name="P158" svg:x1="0.29cm" svg:y1="3.878cm" svg:x2="8.329cm" svg:y2="3.878cm"><text:p/></draw:line><draw:line draw:name="Shape24" draw:style-name="gr179" draw:text-style-name="P158" svg:x1="0.29cm" svg:y1="3.398cm" svg:x2="8.329cm" svg:y2="3.398cm"><text:p/></draw:line><draw:line draw:name="Shape25" draw:style-name="gr180" draw:text-style-name="P158" svg:x1="0.29cm" svg:y1="2.918cm" svg:x2="8.329cm" svg:y2="2.918cm"><text:p/></draw:line><draw:line draw:name="Shape26" draw:style-name="gr181" draw:text-style-name="P158" svg:x1="0.29cm" svg:y1="2.431cm" svg:x2="8.329cm" svg:y2="2.431cm"><text:p/></draw:line><draw:line draw:name="Shape27" draw:style-name="gr182" draw:text-style-name="P158" svg:x1="0.29cm" svg:y1="1.944cm" svg:x2="8.329cm" svg:y2="1.944cm"><text:p/></draw:line><draw:line draw:name="Shape28" draw:style-name="gr183" draw:text-style-name="P158" svg:x1="0.29cm" svg:y1="1.47cm" svg:x2="8.329cm" svg:y2="1.47cm"><text:p/></draw:line><draw:line draw:name="Shape29" draw:style-name="gr184" draw:text-style-name="P158" svg:x1="0.29cm" svg:y1="0.985cm" svg:x2="8.329cm" svg:y2="0.985cm"><text:p/></draw:line><draw:line draw:name="Shape30" draw:style-name="gr185" draw:text-style-name="P158" svg:x1="0.29cm" svg:y1="0.498cm" svg:x2="8.329cm" svg:y2="0.498cm"><text:p/></draw:line><draw:line draw:name="Shape32" draw:style-name="gr186" draw:text-style-name="P158" svg:x1="0.29cm" svg:y1="0.014cm" svg:x2="0.29cm" svg:y2="4.842cm"><text:p/></draw:line><draw:line draw:name="Shape33" draw:style-name="gr187" draw:text-style-name="P158" svg:x1="0.792cm" svg:y1="0.014cm" svg:x2="0.792cm" svg:y2="4.842cm"><text:p/></draw:line><draw:line draw:name="Shape34" draw:style-name="gr188" draw:text-style-name="P158" svg:x1="1.293cm" svg:y1="0.014cm" svg:x2="1.293cm" svg:y2="4.842cm"><text:p/></draw:line><draw:line draw:name="Shape35" draw:style-name="gr189" draw:text-style-name="P158" svg:x1="1.799cm" svg:y1="0.014cm" svg:x2="1.799cm" svg:y2="4.842cm"><text:p/></draw:line><draw:line draw:name="Shape36" draw:style-name="gr190" draw:text-style-name="P158" svg:x1="2.302cm" svg:y1="0.014cm" svg:x2="2.302cm" svg:y2="4.842cm"><text:p/></draw:line><draw:line draw:name="Shape37" draw:style-name="gr191" draw:text-style-name="P158" svg:x1="2.803cm" svg:y1="0.014cm" svg:x2="2.803cm" svg:y2="4.842cm"><text:p/></draw:line><draw:line draw:name="Shape38" draw:style-name="gr192" draw:text-style-name="P158" svg:x1="3.302cm" svg:y1="0.014cm" svg:x2="3.302cm" svg:y2="4.842cm"><text:p/></draw:line><draw:line draw:name="Shape39" draw:style-name="gr193" draw:text-style-name="P158" svg:x1="3.81cm" svg:y1="0.014cm" svg:x2="3.81cm" svg:y2="4.842cm"><text:p/></draw:line><draw:line draw:name="Shape40" draw:style-name="gr194" draw:text-style-name="P158" svg:x1="4.31cm" svg:y1="0.014cm" svg:x2="4.31cm" svg:y2="4.842cm"><text:p/></draw:line><draw:line draw:name="Shape41" draw:style-name="gr195" draw:text-style-name="P158" svg:x1="4.812cm" svg:y1="0.014cm" svg:x2="4.812cm" svg:y2="4.842cm"><text:p/></draw:line><draw:line draw:name="Shape42" draw:style-name="gr196" draw:text-style-name="P158" svg:x1="5.316cm" svg:y1="0.014cm" svg:x2="5.316cm" svg:y2="4.842cm"><text:p/></draw:line><draw:line draw:name="Shape43" draw:style-name="gr197" draw:text-style-name="P158" svg:x1="5.818cm" svg:y1="0.014cm" svg:x2="5.818cm" svg:y2="4.842cm"><text:p/></draw:line><draw:line draw:name="Shape44" draw:style-name="gr198" draw:text-style-name="P158" svg:x1="6.32cm" svg:y1="0.014cm" svg:x2="6.32cm" svg:y2="4.842cm"><text:p/></draw:line><draw:line draw:name="Shape45" draw:style-name="gr199" draw:text-style-name="P158" svg:x1="6.825cm" svg:y1="0.014cm" svg:x2="6.825cm" svg:y2="4.842cm"><text:p/></draw:line><draw:line draw:name="Shape46" draw:style-name="gr200" draw:text-style-name="P158" svg:x1="7.328cm" svg:y1="0.014cm" svg:x2="7.328cm" svg:y2="4.842cm"><text:p/></draw:line><draw:line draw:name="Shape47" draw:style-name="gr201" draw:text-style-name="P158" svg:x1="7.828cm" svg:y1="0.014cm" svg:x2="7.828cm" svg:y2="4.842cm"><text:p/></draw:line><draw:g draw:name="DrawObject1" draw:style-name="gr80"><draw:line draw:name="Shape31" draw:style-name="gr202" draw:text-style-name="P158" svg:x1="0.29cm" svg:y1="0.018cm" svg:x2="8.329cm" svg:y2="0.018cm"><text:p/></draw:line><draw:line draw:name="Shape48" draw:style-name="gr203" draw:text-style-name="P158" svg:x1="8.331cm" svg:y1="0.018cm" svg:x2="8.331cm" svg:y2="4.846cm"><text:p/></draw:line></draw:g><draw:frame draw:name="Shape49" draw:style-name="gr204" draw:text-style-name="P164" svg:width="1.258cm" svg:height="0.442cm" svg:x="1.025cm" svg:y="0.522cm"><draw:text-box><text:p text:style-name="P163"><text:span text:style-name="T194">fig.1</text:span></text:p></draw:text-box></draw:frame><draw:frame draw:name="Shape50" draw:style-name="gr205" draw:text-style-name="P166" svg:width="0.726cm" svg:height="0.357cm" svg:x="1.69cm" svg:y="4.274cm"><draw:text-box><text:p text:style-name="P165"><text:span text:style-name="T195">1 u.l.</text:span></text:p></draw:text-box></draw:frame><draw:frame draw:name="Shape51" draw:style-name="gr206" draw:text-style-name="P164" svg:width="1.257cm" svg:height="0.444cm" svg:x="7.038cm" svg:y="3.902cm"><draw:text-box><text:p text:style-name="P163"><text:span text:style-name="T194">fig.8</text:span></text:p></draw:text-box></draw:frame><draw:frame draw:name="Shape52" draw:style-name="gr207" draw:text-style-name="P164" svg:width="1.26cm" svg:height="0.442cm" svg:x="5.064cm" svg:y="4.385cm"><draw:text-box><text:p text:style-name="P163"><text:span text:style-name="T194">fig.7</text:span></text:p></draw:text-box></draw:frame><draw:frame draw:name="Shape53" draw:style-name="gr208" draw:text-style-name="P164" svg:width="1.258cm" svg:height="0.444cm" svg:x="2.829cm" svg:y="3.496cm"><draw:text-box><text:p text:style-name="P163"><text:span text:style-name="T194">fig.6</text:span></text:p></draw:text-box></draw:frame><draw:frame draw:name="Shape54" draw:style-name="gr209" draw:text-style-name="P164" svg:width="1.26cm" svg:height="0.444cm" svg:x="6.815cm" svg:y="1.002cm"><draw:text-box><text:p text:style-name="P163"><text:span text:style-name="T194">fig.4</text:span></text:p></draw:text-box></draw:frame><draw:frame draw:name="Shape55" draw:style-name="gr210" draw:text-style-name="P164" svg:width="1.262cm" svg:height="0.442cm" svg:x="0.928cm" svg:y="3.069cm"><draw:text-box><text:p text:style-name="P163"><text:span text:style-name="T194">fig.5</text:span></text:p></draw:text-box></draw:frame><draw:frame draw:name="Shape56" draw:style-name="gr211" draw:text-style-name="P164" svg:width="1.262cm" svg:height="0.442cm" svg:x="4.734cm" svg:y="0.522cm"><draw:text-box><text:p text:style-name="P163"><text:span text:style-name="T194">fig.3</text:span></text:p></draw:text-box></draw:frame><draw:frame draw:name="Shape57" draw:style-name="gr212" draw:text-style-name="P164" svg:width="1.257cm" svg:height="0.442cm" svg:x="2.512cm" svg:y="0.522cm"><draw:text-box><text:p text:style-name="P163"><text:span text:style-name="T194">fig.2</text:span></text:p></draw:text-box></draw:frame><draw:line draw:name="Shape58" draw:style-name="gr213" draw:text-style-name="P167" svg:x1="1.799cm" svg:y1="4.749cm" svg:x2="2.298cm" svg:y2="4.749cm"><text:p/></draw:line><draw:custom-shape draw:name="Shape59" draw:style-name="gr214" draw:text-style-name="P169" svg:width="0.505cm" svg:height="0.484cm" svg:x="7.826cm" svg:y="4.362cm"><text:p text:style-name="P168"><text:span text:style-name="T196">1</text:span></text:p><text:p text:style-name="P168"><text:span text:style-name="T196">u.a.</text:span></text:p><draw:enhanced-geometry svg:viewBox="0 0 21600 21600" draw:type="rectangle" draw:enhanced-path="M 0 0 L 21600 0 21600 21600 0 21600 0 0 Z N"/></draw:custom-shape><draw:polygon draw:name="Shape60" draw:style-name="gr215" draw:text-style-name="P170" svg:width="1.003cm" svg:height="0.964cm" svg:x="0.792cm" svg:y="0.498cm" svg:viewBox="0 0 1004 965" draw:points="0,0 1004,0 1004,965 0,965"><text:p/></draw:polygon><draw:polygon draw:name="Shape61" draw:style-name="gr216" draw:text-style-name="P170" svg:width="1.508cm" svg:height="1.93cm" svg:x="2.302cm" svg:y="0.498cm" svg:viewBox="0 0 1509 1931" draw:points="0,0 1004,0 1004,1449 1509,1449 1509,1931 503,1931 503,483 0,483"><text:p/></draw:polygon><draw:polygon draw:name="Shape62" draw:style-name="gr217" draw:text-style-name="P170" svg:width="1.508cm" svg:height="1.93cm" svg:x="4.31cm" svg:y="0.498cm" svg:viewBox="0 0 1509 1931" draw:points="0,0 1509,0 1509,483 1004,483 1004,1931 503,1931 503,483 0,483"><text:p/></draw:polygon><draw:polygon draw:name="Shape63" draw:style-name="gr218" draw:text-style-name="P170" svg:width="1.508cm" svg:height="1.448cm" svg:x="6.317cm" svg:y="0.498cm" svg:viewBox="0 0 1509 1449" draw:points="503,0 1004,0 1004,483 1509,483 1509,965 1004,965 1004,1449 503,1449 503,965 0,965 0,483 503,483"><text:p/></draw:polygon><draw:polygon draw:name="Shape64" draw:style-name="gr219" draw:text-style-name="P171" svg:width="1.003cm" svg:height="1.448cm" svg:x="5.073cm" svg:y="2.918cm" svg:viewBox="0 0 1004 1449" draw:points="251,0 753,0 753,965 1004,965 1004,1207 503,1207 503,1449 0,1449 0,965 251,965"><text:p/></draw:polygon><draw:polygon draw:name="Shape65" draw:style-name="gr220" draw:text-style-name="P172" svg:width="1.003cm" svg:height="0.964cm" svg:x="6.821cm" svg:y="2.918cm" svg:viewBox="0 0 1004 965" draw:points="0,0 503,0 503,241 753,241 753,483 1004,483 1004,965 503,965 503,723 251,723 251,483 0,483"><text:p/></draw:polygon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Complète le tableau suivant après avoir observé attentivement l’unité de longueur <text:line-break/>(« 1 u.l. ») et l’unité d’aire (« 1 u.a. »).</text:span></text:h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h text:style-name="_5f_Tableau_5f_Centré_5f_Gras" text:outline-level="1">Figure</text:h>
          </table:table-cell>
          <table:table-cell table:style-name="Table1.B1" office:value-type="float" office:value="1">
            <text:h text:style-name="_5f_Tableau_5f_Centré_5f_Gras" text:outline-level="1">1</text:h>
          </table:table-cell>
          <table:table-cell table:style-name="Table1.B1" office:value-type="float" office:value="2">
            <text:h text:style-name="_5f_Tableau_5f_Centré_5f_Gras" text:outline-level="1">2</text:h>
          </table:table-cell>
          <table:table-cell table:style-name="Table1.B1" office:value-type="float" office:value="3">
            <text:h text:style-name="_5f_Tableau_5f_Centré_5f_Gras" text:outline-level="1">3</text:h>
          </table:table-cell>
          <table:table-cell table:style-name="Table1.E1" office:value-type="float" office:value="4">
            <text:h text:style-name="_5f_Tableau_5f_Centré_5f_Gras" text:outline-level="1">4</text:h>
          </table:table-cell>
        </table:table-row>
        <table:table-row table:style-name="Table1.1">
          <table:table-cell table:style-name="Table1.A2" office:value-type="string">
            <text:h text:style-name="_5f_Tableau_5f_Centré_5f_Gras" text:outline-level="1">Péri­mètre<text:line-break/>exprimé en u.l.</text:h>
          </table:table-cell>
          <table:table-cell table:style-name="Table1.B2" office:value-type="string">
            <text:h text:style-name="P101" text:outline-level="1"><text:span text:style-name="Character_5f_20_5f_style">8</text:span></text:h>
          </table:table-cell>
          <table:table-cell table:style-name="Table1.C2" office:value-type="string">
            <text:h text:style-name="P101" text:outline-level="1"><text:span text:style-name="Character_5f_20_5f_style">14</text:span></text:h>
          </table:table-cell>
          <table:table-cell table:style-name="Table1.D2" office:value-type="string">
            <text:h text:style-name="P101" text:outline-level="1"><text:span text:style-name="Character_5f_20_5f_style">14</text:span></text:h>
          </table:table-cell>
          <table:table-cell table:style-name="Table1.E2" office:value-type="string">
            <text:h text:style-name="P101" text:outline-level="1"><text:span text:style-name="Character_5f_20_5f_style">12</text:span></text:h>
          </table:table-cell>
        </table:table-row>
        <table:table-row table:style-name="Table1.1">
          <table:table-cell table:style-name="Table1.A3" office:value-type="string">
            <text:h text:style-name="_5f_Tableau_5f_Centré_5f_Gras" text:outline-level="1">Aire ex­primée en u.a.</text:h>
          </table:table-cell>
          <table:table-cell table:style-name="Table1.B3" office:value-type="string">
            <text:h text:style-name="P101" text:outline-level="1"><text:span text:style-name="Character_5f_20_5f_style">4</text:span></text:h>
          </table:table-cell>
          <table:table-cell table:style-name="Table1.C3" office:value-type="string">
            <text:h text:style-name="P101" text:outline-level="1"><text:span text:style-name="Character_5f_20_5f_style">6</text:span></text:h>
          </table:table-cell>
          <table:table-cell table:style-name="Table1.D3" office:value-type="string">
            <text:h text:style-name="P101" text:outline-level="1"><text:span text:style-name="Character_5f_20_5f_style">6</text:span></text:h>
          </table:table-cell>
          <table:table-cell table:style-name="Table1.E3" office:value-type="string">
            <text:h text:style-name="P101" text:outline-level="1"><text:span text:style-name="Character_5f_20_5f_style">5</text:span></text:h>
          </table:table-cell>
        </table:table-row>
      </table:table>
      <text:h text:style-name="_5f_Paragraphe" text:outline-level="1"/>
      <table:table table:name="Table5" table:style-name="Table5">
        <table:table-column table:style-name="Table5.A"/>
        <table:table-column table:style-name="Table5.B" table:number-columns-repeated="4"/>
        <table:table-row table:style-name="Table5.1">
          <table:table-cell table:style-name="Table5.A1" office:value-type="string">
            <text:h text:style-name="_5f_Tableau_5f_Centré_5f_Gras" text:outline-level="1">Figure</text:h>
          </table:table-cell>
          <table:table-cell table:style-name="Table5.B1" office:value-type="float" office:value="5">
            <text:h text:style-name="_5f_Tableau_5f_Centré_5f_Gras" text:outline-level="1">5</text:h>
          </table:table-cell>
          <table:table-cell table:style-name="Table5.B1" office:value-type="float" office:value="6">
            <text:h text:style-name="_5f_Tableau_5f_Centré_5f_Gras" text:outline-level="1">6</text:h>
          </table:table-cell>
          <table:table-cell table:style-name="Table5.B1" office:value-type="float" office:value="7">
            <text:h text:style-name="_5f_Tableau_5f_Centré_5f_Gras" text:outline-level="1">7</text:h>
          </table:table-cell>
          <table:table-cell table:style-name="Table5.E1" office:value-type="float" office:value="8">
            <text:h text:style-name="_5f_Tableau_5f_Centré_5f_Gras" text:outline-level="1">8</text:h>
          </table:table-cell>
        </table:table-row>
        <table:table-row table:style-name="Table5.1">
          <table:table-cell table:style-name="Table5.A2" office:value-type="string">
            <text:h text:style-name="_5f_Tableau_5f_Centré_5f_Gras" text:outline-level="1">Péri­mètre<text:line-break/>exprimé en u.l.</text:h>
          </table:table-cell>
          <table:table-cell table:style-name="Table5.B2" office:value-type="string">
            <text:h text:style-name="P101" text:outline-level="1"><text:span text:style-name="Character_5f_20_5f_style">17</text:span></text:h>
          </table:table-cell>
          <table:table-cell table:style-name="Table5.C2" office:value-type="string">
            <text:h text:style-name="P101" text:outline-level="1"><text:span text:style-name="Character_5f_20_5f_style">12</text:span></text:h>
          </table:table-cell>
          <table:table-cell table:style-name="Table5.D2" office:value-type="string">
            <text:h text:style-name="P101" text:outline-level="1"><text:span text:style-name="Character_5f_20_5f_style">10</text:span></text:h>
          </table:table-cell>
          <table:table-cell table:style-name="Table5.E2" office:value-type="string">
            <text:h text:style-name="P101" text:outline-level="1"><text:span text:style-name="Character_5f_20_5f_style">8</text:span></text:h>
          </table:table-cell>
        </table:table-row>
        <table:table-row table:style-name="Table5.1">
          <table:table-cell table:style-name="Table5.A3" office:value-type="string">
            <text:h text:style-name="_5f_Tableau_5f_Centré_5f_Gras" text:outline-level="1">Aire ex­primée en u.a.</text:h>
          </table:table-cell>
          <table:table-cell table:style-name="Table5.B3" office:value-type="float" office:value="6.25">
            <text:h text:style-name="P101" text:outline-level="1"><text:span text:style-name="Character_5f_20_5f_style">6,25</text:span></text:h>
          </table:table-cell>
          <table:table-cell table:style-name="Table5.C3" office:value-type="string">
            <text:h text:style-name="P101" text:outline-level="1"><text:span text:style-name="Character_5f_20_5f_style">4,25</text:span></text:h>
          </table:table-cell>
          <table:table-cell table:style-name="Table5.D3" office:value-type="string">
            <text:h text:style-name="P101" text:outline-level="1"><text:span text:style-name="Character_5f_20_5f_style">3,5</text:span></text:h>
          </table:table-cell>
          <table:table-cell table:style-name="Table5.E3" office:value-type="string">
            <text:h text:style-name="P101" text:outline-level="1"><text:span text:style-name="Character_5f_20_5f_style">2,5</text:span></text:h>
          </table:table-cell>
        </table:table-row>
      </table:table>
      <text:list xml:id="list185828026521599" text:continue-numbering="true" text:style-name="_5f_Numérotation_20_des_20_exercices">
        <text:list-item>
          <text:h text:style-name="P111" text:outline-level="1"><draw:g text:anchor-type="char" draw:z-index="6" draw:name="Shape68_0" draw:style-name="gr17"><draw:custom-shape draw:style-name="gr18" draw:text-style-name="P124" svg:width="0.973cm" svg:height="0.971cm" svg:x="7.23cm" svg:y="4.649cm"><text:p/><draw:enhanced-geometry draw:mirror-vertical="fals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9" draw:text-style-name="P124" svg:width="0.973cm" svg:height="0.974cm" svg:x="7.23cm" svg:y="6.094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19" draw:text-style-name="P124" svg:width="0.973cm" svg:height="0.974cm" svg:x="2.919cm" svg:y="6.085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0" draw:text-style-name="P124" svg:width="0.973cm" svg:height="0.973cm" svg:x="2.915cm" svg:y="4.663cm"><text:p/><draw:enhanced-geometry draw:mirror-vertical="fals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21" draw:text-style-name="P125" svg:width="4.361cm" svg:height="1.463cm" svg:x="3.399cm" svg:y="5.131cm"><text:p/></draw:rect><draw:custom-shape draw:style-name="gr22" draw:text-style-name="P126" svg:width="0.976cm" svg:height="0.981cm" svg:x="5.33cm" svg:y="5.372cm"><text:p/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rect draw:style-name="gr23" draw:text-style-name="P127" svg:width="1.945cm" svg:height="1.465cm" draw:transform="rotate (-3.14159265358979) translate (2.45004166666667cm 5.62151388888889cm)"><text:p/></draw:rect><draw:custom-shape draw:style-name="gr24" draw:text-style-name="P126" svg:width="0.974cm" svg:height="0.981cm" svg:x="-0.027cm" svg:y="5.11cm"><text:p/><draw:enhanced-geometry draw:mirror-vertical="true" draw:mirror-horizont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5" draw:text-style-name="P126" svg:width="0.973cm" svg:height="0.98cm" svg:x="1.947cm" svg:y="5.108cm"><text:p/><draw:enhanced-geometry draw:mirror-vertical="true"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6" draw:text-style-name="P126" svg:width="0.971cm" svg:height="0.978cm" svg:x="1.947cm" svg:y="3.674cm"><text:p/><draw:enhanced-geometry draw:glue-point-type="segments" draw:type="mso-spt100" draw:modifiers="179.83551496048 89.9349650909289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7" draw:text-style-name="P128" svg:width="0.974cm" svg:height="0.976cm" svg:x="0.015cm" svg:y="3.631cm"><text:p/><draw:enhanced-geometry draw:mirror-vertical="true" draw:glue-point-type="segments" draw:type="mso-spt100" draw:modifiers="-89.6813393284419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8" draw:text-style-name="P129" svg:width="0.971cm" svg:height="1.061cm" svg:x="4.841cm" svg:y="1.194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29" draw:text-style-name="P129" svg:width="0.971cm" svg:height="0.974cm" draw:transform="rotate (1.5707963267949) translate (6.302375cm 3.64419444444444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30" draw:text-style-name="P130" svg:width="2.911cm" svg:height="2.924cm" svg:x="3.882cm" svg:y="1.742cm"><text:p/></draw:rect><draw:custom-shape draw:style-name="gr31" draw:text-style-name="P126" svg:width="0.974cm" svg:height="0.974cm" draw:transform="rotate (1.5707963267949) translate (3.39548611111111cm 3.40077777777778cm)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2" draw:text-style-name="P126" svg:width="0.971cm" svg:height="0.973cm" svg:x="4.852cm" svg:y="4.152cm"><text:p/><draw:enhanced-geometry draw:mirror-vertical="true"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3" draw:text-style-name="P131" svg:width="0.973cm" svg:height="0.98cm" svg:x="1.46cm" svg:y="2.213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rect draw:style-name="gr34" draw:text-style-name="P132" svg:width="2.426cm" svg:height="0.976cm" draw:transform="rotate (-3.14159265358979) translate (2.93158333333333cm 2.70051388888889cm)"><text:p/></draw:rect><draw:custom-shape draw:style-name="gr35" draw:text-style-name="P126" svg:width="0.973cm" svg:height="0.978cm" svg:x="1.46cm" svg:y="1.243cm"><text:p/><draw:enhanced-geometry draw:glue-point-type="segments" draw:type="mso-spt100" draw:modifiers="179.83551496048 0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36" draw:text-style-name="P133" svg:x1="0cm" svg:y1="1.246cm" svg:x2="8.229cm" svg:y2="1.246cm"><text:p/></draw:line><draw:line draw:style-name="gr37" draw:text-style-name="P133" svg:x1="0cm" svg:y1="1.741cm" svg:x2="8.229cm" svg:y2="1.741cm"><text:p/></draw:line><draw:line draw:style-name="gr38" draw:text-style-name="P133" svg:x1="0cm" svg:y1="2.219cm" svg:x2="8.229cm" svg:y2="2.219cm"><text:p/></draw:line><draw:line draw:style-name="gr39" draw:text-style-name="P133" svg:x1="0.014cm" svg:y1="2.702cm" svg:x2="8.243cm" svg:y2="2.702cm"><text:p/></draw:line><draw:line draw:style-name="gr40" draw:text-style-name="P133" svg:x1="0cm" svg:y1="3.189cm" svg:x2="8.229cm" svg:y2="3.189cm"><text:p/></draw:line><draw:line draw:style-name="gr41" draw:text-style-name="P133" svg:x1="0cm" svg:y1="3.668cm" svg:x2="8.229cm" svg:y2="3.668cm"><text:p/></draw:line><draw:line draw:style-name="gr42" draw:text-style-name="P133" svg:x1="0cm" svg:y1="4.158cm" svg:x2="8.229cm" svg:y2="4.158cm"><text:p/></draw:line><draw:line draw:style-name="gr43" draw:text-style-name="P133" svg:x1="0.014cm" svg:y1="4.653cm" svg:x2="8.243cm" svg:y2="4.653cm"><text:p/></draw:line><draw:line draw:style-name="gr44" draw:text-style-name="P133" svg:x1="0cm" svg:y1="5.133cm" svg:x2="8.229cm" svg:y2="5.133cm"><text:p/></draw:line><draw:line draw:style-name="gr45" draw:text-style-name="P133" svg:x1="0cm" svg:y1="5.614cm" svg:x2="8.229cm" svg:y2="5.614cm"><text:p/></draw:line><draw:line draw:style-name="gr46" draw:text-style-name="P133" svg:x1="0cm" svg:y1="6.11cm" svg:x2="8.229cm" svg:y2="6.11cm"><text:p/></draw:line><draw:line draw:style-name="gr47" draw:text-style-name="P133" svg:x1="0.014cm" svg:y1="6.589cm" svg:x2="8.243cm" svg:y2="6.589cm"><text:p/></draw:line><draw:line draw:style-name="gr48" draw:text-style-name="P133" svg:x1="0.014cm" svg:y1="7.082cm" svg:x2="8.243cm" svg:y2="7.082cm"><text:p/></draw:line><draw:line draw:style-name="gr49" draw:text-style-name="P133" svg:x1="0.005cm" svg:y1="7.078cm" svg:x2="0cm" svg:y2="1.246cm"><text:p/></draw:line><draw:line draw:style-name="gr50" draw:text-style-name="P133" svg:x1="0.495cm" svg:y1="7.078cm" svg:x2="0.49cm" svg:y2="1.246cm"><text:p/></draw:line><draw:line draw:style-name="gr51" draw:text-style-name="P133" svg:x1="1.468cm" svg:y1="7.078cm" svg:x2="1.463cm" svg:y2="1.246cm"><text:p/></draw:line><draw:line draw:style-name="gr52" draw:text-style-name="P133" svg:x1="0.977cm" svg:y1="7.078cm" svg:x2="0.972cm" svg:y2="1.246cm"><text:p/></draw:line><draw:line draw:style-name="gr53" draw:text-style-name="P133" svg:x1="1.946cm" svg:y1="7.078cm" svg:x2="1.941cm" svg:y2="1.246cm"><text:p/></draw:line><draw:line draw:style-name="gr54" draw:text-style-name="P133" svg:x1="2.437cm" svg:y1="7.078cm" svg:x2="2.432cm" svg:y2="1.246cm"><text:p/></draw:line><draw:line draw:style-name="gr55" draw:text-style-name="P133" svg:x1="3.401cm" svg:y1="7.078cm" svg:x2="3.396cm" svg:y2="1.246cm"><text:p/></draw:line><draw:line draw:style-name="gr56" draw:text-style-name="P133" svg:x1="2.911cm" svg:y1="7.078cm" svg:x2="2.906cm" svg:y2="1.246cm"><text:p/></draw:line><draw:line draw:style-name="gr57" draw:text-style-name="P133" svg:x1="3.882cm" svg:y1="7.078cm" svg:x2="3.877cm" svg:y2="1.246cm"><text:p/></draw:line><draw:line draw:style-name="gr58" draw:text-style-name="P133" svg:x1="4.367cm" svg:y1="7.078cm" svg:x2="4.362cm" svg:y2="1.246cm"><text:p/></draw:line><draw:line draw:style-name="gr59" draw:text-style-name="P133" svg:x1="5.332cm" svg:y1="7.078cm" svg:x2="5.327cm" svg:y2="1.246cm"><text:p/></draw:line><draw:line draw:style-name="gr60" draw:text-style-name="P133" svg:x1="4.852cm" svg:y1="7.078cm" svg:x2="4.847cm" svg:y2="1.246cm"><text:p/></draw:line><draw:line draw:style-name="gr61" draw:text-style-name="P133" svg:x1="5.817cm" svg:y1="7.078cm" svg:x2="5.812cm" svg:y2="1.246cm"><text:p/></draw:line><draw:line draw:style-name="gr62" draw:text-style-name="P133" svg:x1="6.311cm" svg:y1="7.078cm" svg:x2="6.306cm" svg:y2="1.246cm"><text:p/></draw:line><draw:line draw:style-name="gr63" draw:text-style-name="P133" svg:x1="7.28cm" svg:y1="7.078cm" svg:x2="7.275cm" svg:y2="1.246cm"><text:p/></draw:line><draw:line draw:style-name="gr64" draw:text-style-name="P133" svg:x1="6.789cm" svg:y1="7.078cm" svg:x2="6.784cm" svg:y2="1.246cm"><text:p/></draw:line><draw:line draw:style-name="gr65" draw:text-style-name="P133" svg:x1="8.244cm" svg:y1="7.078cm" svg:x2="8.239cm" svg:y2="1.246cm"><text:p/></draw:line><draw:line draw:style-name="gr66" draw:text-style-name="P133" svg:x1="7.757cm" svg:y1="7.078cm" svg:x2="7.752cm" svg:y2="1.246cm"><text:p/></draw:line><draw:rect draw:style-name="gr67" draw:text-style-name="P135" svg:width="0.489cm" svg:height="0.488cm" svg:x="0.49cm" svg:y="6.106cm"><text:p text:style-name="P134"><text:span text:style-name="T187">1</text:span></text:p><text:p text:style-name="P134"><text:span text:style-name="T187">u.a</text:span></text:p></draw:rect><draw:frame draw:style-name="gr68" draw:text-style-name="P136" svg:width="1.632cm" svg:height="0.466cm" svg:x="0.733cm" svg:y="2.259cm"><draw:text-box><text:p text:style-name="P134"><text:span text:style-name="T188">fig.1</text:span></text:p></draw:text-box></draw:frame><draw:frame draw:style-name="gr69" draw:text-style-name="P136" svg:width="1.375cm" svg:height="0.468cm" svg:x="4.706cm" svg:y="2.711cm"><draw:text-box><text:p text:style-name="P134"><text:span text:style-name="T188">fig.2</text:span></text:p></draw:text-box></draw:frame><draw:custom-shape draw:style-name="gr70" draw:text-style-name="P137" svg:width="0.974cm" svg:height="0.976cm" draw:transform="skewX (0.00174532925199435) rotate (0.785398163397448) translate (-0.194027777777778cm 4.16101388888889cm)"><text:p/><draw:enhanced-geometry svg:viewBox="0 0 21600 21600" draw:mirror-horizontal="false" draw:mirror-vertical="false" draw:type="block-arc" draw:modifiers="135.980716414022 10697.599072201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69" draw:text-style-name="P136" svg:width="1.377cm" svg:height="0.468cm" svg:x="0.719cm" svg:y="4.633cm"><draw:text-box><text:p text:style-name="P134"><text:span text:style-name="T188">fig.3</text:span></text:p></draw:text-box></draw:frame><draw:custom-shape draw:style-name="gr71" draw:text-style-name="P137" svg:width="0.978cm" svg:height="0.976cm" draw:transform="rotate (0.785398163397448) translate (6.97970833333333cm 4.91595833333333cm)"><text:p/><draw:enhanced-geometry svg:viewBox="0 0 21600 21600" draw:mirror-horizontal="tru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frame draw:style-name="gr69" draw:text-style-name="P136" svg:width="1.375cm" svg:height="0.468cm" svg:x="3.746cm" svg:y="5.651cm"><draw:text-box><text:p text:style-name="P134"><text:span text:style-name="T188">fig.4</text:span></text:p></draw:text-box></draw:frame><draw:custom-shape draw:style-name="gr72" draw:text-style-name="P137" svg:width="0.976cm" svg:height="0.978cm" svg:x="1.464cm" svg:y="1.005cm"><text:p/><draw:enhanced-geometry svg:viewBox="0 0 21600 21600" draw:mirror-horizontal="false" draw:mirror-vertical="true" draw:type="block-arc" draw:modifiers="-179.94421055368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73" draw:text-style-name="P137" svg:width="0.976cm" svg:height="0.966cm" draw:transform="skewX (-0.00174532925199438) rotate (0.785398163397448) translate (1.74095833333333cm 4.00931944444444cm)"><text:p/><draw:enhanced-geometry svg:viewBox="0 0 21600 21600" draw:mirror-horizontal="false" draw:mirror-vertical="tru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74" draw:text-style-name="P137" svg:width="0.978cm" svg:height="0.969cm" draw:transform="skewX (0.00366519142918804) rotate (0.785398163397448) translate (1.72508333333333cm 5.62151388888889cm)"><text:p/><draw:enhanced-geometry svg:viewBox="0 0 21600 21600" draw:mirror-horizontal="fals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draw:custom-shape draw:style-name="gr75" draw:text-style-name="P137" svg:width="0.978cm" svg:height="0.976cm" draw:transform="skewX (0.0127409035395586) rotate (0.785398163397448) translate (-0.234597222222222cm 5.62151388888889cm)"><text:p/><draw:enhanced-geometry svg:viewBox="0 0 21600 21600" draw:mirror-horizontal="true" draw:mirror-vertical="false" draw:type="block-arc" draw:modifiers="-135.38608431477 10800" draw:enhanced-path="B 0 0 21600 21600 ?f4 ?f3 ?f2 ?f3 W ?f5 ?f5 ?f6 ?f6 ?f2 ?f3 ?f4 ?f3 Z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equation draw:name="f5" draw:formula="10800-$1 "/><draw:equation draw:name="f6" draw:formula="10800+$1 "/><draw:equation draw:name="f7" draw:formula="?f5 *cos($0 *(pi/180))"/><draw:equation draw:name="f8" draw:formula="?f5 *sin($0 *(pi/180))"/><draw:handle draw:handle-position="$1 $0" draw:handle-polar="10800 10800" draw:handle-radius-range-minimum="0" draw:handle-radius-range-maximum="10800"/></draw:enhanced-geometry></draw:custom-shape></draw:g><text:span text:style-name="_5f_Caractères">Détermine les aires des figures ci-dessous.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able:table table:name="Table4" table:style-name="Table4">
        <table:table-column table:style-name="Table4.A"/>
        <table:table-column table:style-name="Table4.B" table:number-columns-repeated="4"/>
        <table:table-row table:style-name="Table4.1">
          <table:table-cell table:style-name="Table4.A1" office:value-type="string">
            <text:h text:style-name="_5f_Tableau_5f_Centré_5f_Gras" text:outline-level="1">Figure</text:h>
          </table:table-cell>
          <table:table-cell table:style-name="Table4.B1" office:value-type="float" office:value="1">
            <text:h text:style-name="_5f_Tableau_5f_Centré_5f_Gras" text:outline-level="1">1</text:h>
          </table:table-cell>
          <table:table-cell table:style-name="Table4.B1" office:value-type="float" office:value="2">
            <text:h text:style-name="_5f_Tableau_5f_Centré_5f_Gras" text:outline-level="1">2</text:h>
          </table:table-cell>
          <table:table-cell table:style-name="Table4.B1" office:value-type="float" office:value="3">
            <text:h text:style-name="_5f_Tableau_5f_Centré_5f_Gras" text:outline-level="1">3</text:h>
          </table:table-cell>
          <table:table-cell table:style-name="Table4.E1" office:value-type="float" office:value="4">
            <text:h text:style-name="_5f_Tableau_5f_Centré_5f_Gras" text:outline-level="1">4</text:h>
          </table:table-cell>
        </table:table-row>
        <table:table-row table:style-name="Table4.1">
          <table:table-cell table:style-name="Table4.A2" office:value-type="string">
            <text:h text:style-name="_5f_Tableau_5f_Centré_5f_Gras" text:outline-level="1">Aire expri­mée en u.a.</text:h>
          </table:table-cell>
          <table:table-cell table:style-name="Table4.B2" office:value-type="string">
            <text:h text:style-name="P101" text:outline-level="1"><text:span text:style-name="Character_5f_20_5f_style">10</text:span></text:h>
          </table:table-cell>
          <table:table-cell table:style-name="Table4.C2" office:value-type="string">
            <text:h text:style-name="P101" text:outline-level="1"><text:span text:style-name="Character_5f_20_5f_style">36</text:span></text:h>
          </table:table-cell>
          <table:table-cell table:style-name="Table4.D2" office:value-type="string">
            <text:h text:style-name="P101" text:outline-level="1"><text:span text:style-name="Character_5f_20_5f_style">12</text:span></text:h>
          </table:table-cell>
          <table:table-cell table:style-name="Table4.E2" office:value-type="string">
            <text:h text:style-name="P101" text:outline-level="1"><text:span text:style-name="Character_5f_20_5f_style">27</text:span></text:h>
          </table:table-cell>
        </table:table-row>
      </table:table>
      <text:list xml:id="list185826060677478" text:continue-numbering="true" text:style-name="_5f_Numérotation_20_des_20_exercices">
        <text:list-item>
          <text:h text:style-name="P103" text:outline-level="1"><text:span text:style-name="_5f_Caractères">Triangles équilatéraux</text:span></text:h>
        </text:list-item>
      </text:list>
      <text:h text:style-name="_5f_Paragraphe" text:outline-level="1"><draw:g text:anchor-type="char" draw:z-index="1" draw:name="Shape67" draw:style-name="gr17"><draw:polygon draw:style-name="gr109" draw:text-style-name="P145" svg:width="1.336cm" svg:height="2.314cm" svg:x="0.993cm" svg:y="0.444cm" svg:viewBox="0 0 1337 2315" draw:points="669,0 0,1156 669,2315 1337,1159"><text:p/></draw:polygon><draw:polygon draw:style-name="gr110" draw:text-style-name="P146" svg:width="2.007cm" svg:height="2.317cm" svg:x="2.994cm" svg:y="0.452cm" svg:viewBox="0 0 2008 2318" draw:points="0,0 1342,0 2008,1159 1340,2314 5,2318 670,1159"><text:p/></draw:polygon><draw:polygon draw:style-name="gr111" draw:text-style-name="P147" svg:width="0.669cm" svg:height="1.152cm" svg:x="7.664cm" svg:y="2.174cm" svg:viewBox="0 0 670 1153" draw:points="334,0 0,577 334,1153 670,577"><text:p/></draw:polygon><draw:polygon draw:style-name="gr112" draw:text-style-name="P145" svg:width="2cm" svg:height="1.734cm" svg:x="5.666cm" svg:y="0.434cm" svg:viewBox="0 0 2001 1735" draw:points="0,2 2001,0 1001,1735"><text:p/></draw:polygon><draw:polygon draw:style-name="gr113" draw:text-style-name="P145" svg:width="2.34cm" svg:height="1.158cm" svg:x="4.663cm" svg:y="3.325cm" svg:viewBox="0 0 2341 1159" draw:points="0,0 333,583 0,1159 2008,1159 2341,583 2000,0"><text:p/></draw:polygon><draw:polygon draw:style-name="gr114" draw:text-style-name="P147" svg:width="1.332cm" svg:height="1.158cm" svg:x="2.318cm" svg:y="3.326cm" svg:viewBox="0 0 1333 1159" draw:points="0,579 334,1159 1001,1159 1333,583 994,0 334,0"><text:p/></draw:polygon><draw:line draw:style-name="gr115" draw:text-style-name="P148" svg:x1="0.159cm" svg:y1="0.434cm" svg:x2="8.838cm" svg:y2="0.434cm"><text:p/></draw:line><draw:line draw:style-name="gr116" draw:text-style-name="P148" svg:x1="0.156cm" svg:y1="1.009cm" svg:x2="8.838cm" svg:y2="1.009cm"><text:p/></draw:line><draw:line draw:style-name="gr117" draw:text-style-name="P148" svg:x1="0.156cm" svg:y1="4.482cm" svg:x2="8.838cm" svg:y2="4.482cm"><text:p/></draw:line><draw:line draw:style-name="gr118" draw:text-style-name="P148" svg:x1="0.159cm" svg:y1="1.588cm" svg:x2="8.838cm" svg:y2="1.588cm"><text:p/></draw:line><draw:line draw:style-name="gr119" draw:text-style-name="P148" svg:x1="0.159cm" svg:y1="2.166cm" svg:x2="8.838cm" svg:y2="2.166cm"><text:p/></draw:line><draw:line draw:style-name="gr120" draw:text-style-name="P148" svg:x1="0.159cm" svg:y1="2.744cm" svg:x2="8.838cm" svg:y2="2.744cm"><text:p/></draw:line><draw:line draw:style-name="gr121" draw:text-style-name="P148" svg:x1="0.156cm" svg:y1="3.325cm" svg:x2="8.838cm" svg:y2="3.325cm"><text:p/></draw:line><draw:line draw:style-name="gr122" draw:text-style-name="P148" svg:x1="0.159cm" svg:y1="3.901cm" svg:x2="8.838cm" svg:y2="3.901cm"><text:p/></draw:line><draw:line draw:style-name="gr123" draw:text-style-name="P148" svg:x1="8.484cm" svg:y1="4.819cm" svg:x2="8.844cm" svg:y2="4.198cm"><text:p/></draw:line><draw:line draw:style-name="gr124" draw:text-style-name="P148" svg:x1="7.812cm" svg:y1="4.819cm" svg:x2="8.84cm" svg:y2="3.035cm"><text:p/></draw:line><draw:line draw:style-name="gr125" draw:text-style-name="P148" svg:x1="7.144cm" svg:y1="4.823cm" svg:x2="8.841cm" svg:y2="1.882cm"><text:p/></draw:line><draw:line draw:style-name="gr126" draw:text-style-name="P148" svg:x1="6.502cm" svg:y1="4.778cm" svg:x2="8.84cm" svg:y2="0.725cm"><text:p/></draw:line><draw:line draw:style-name="gr127" draw:text-style-name="P148" svg:x1="5.806cm" svg:y1="4.818cm" svg:x2="8.503cm" svg:y2="0.138cm"><text:p/></draw:line><draw:line draw:style-name="gr128" draw:text-style-name="P148" svg:x1="5.137cm" svg:y1="4.818cm" svg:x2="7.834cm" svg:y2="0.138cm"><text:p/></draw:line><draw:line draw:style-name="gr129" draw:text-style-name="P148" svg:x1="4.472cm" svg:y1="4.818cm" svg:x2="7.172cm" svg:y2="0.138cm"><text:p/></draw:line><draw:line draw:style-name="gr130" draw:text-style-name="P148" svg:x1="3.804cm" svg:y1="4.818cm" svg:x2="6.504cm" svg:y2="0.138cm"><text:p/></draw:line><draw:line draw:style-name="gr131" draw:text-style-name="P148" svg:x1="2.47cm" svg:y1="4.818cm" svg:x2="5.167cm" svg:y2="0.138cm"><text:p/></draw:line><draw:line draw:style-name="gr132" draw:text-style-name="P148" svg:x1="0.156cm" svg:y1="3.033cm" svg:x2="1.827cm" svg:y2="0.138cm"><text:p/></draw:line><draw:line draw:style-name="gr133" draw:text-style-name="P148" svg:x1="0.156cm" svg:y1="4.197cm" svg:x2="2.497cm" svg:y2="0.138cm"><text:p/></draw:line><draw:line draw:style-name="gr134" draw:text-style-name="P148" svg:x1="0.467cm" svg:y1="4.818cm" svg:x2="3.167cm" svg:y2="0.138cm"><text:p/></draw:line><draw:line draw:style-name="gr135" draw:text-style-name="P148" svg:x1="1.131cm" svg:y1="4.818cm" svg:x2="3.828cm" svg:y2="0.138cm"><text:p/></draw:line><draw:line draw:style-name="gr136" draw:text-style-name="P148" svg:x1="1.802cm" svg:y1="4.818cm" svg:x2="4.502cm" svg:y2="0.138cm"><text:p/></draw:line><draw:line draw:style-name="gr137" draw:text-style-name="P148" svg:x1="3.142cm" svg:y1="4.818cm" svg:x2="5.839cm" svg:y2="0.138cm"><text:p/></draw:line><draw:line draw:style-name="gr138" draw:text-style-name="P148" svg:x1="0.156cm" svg:y1="0.722cm" svg:x2="0.493cm" svg:y2="0.138cm"><text:p/></draw:line><draw:line draw:style-name="gr139" draw:text-style-name="P148" svg:x1="0.156cm" svg:y1="1.874cm" svg:x2="1.159cm" svg:y2="0.138cm"><text:p/></draw:line><draw:line draw:style-name="gr140" draw:text-style-name="P148" svg:x1="6.168cm" svg:y1="0.138cm" svg:x2="8.865cm" svg:y2="4.818cm"><text:p/></draw:line><draw:line draw:style-name="gr141" draw:text-style-name="P148" svg:x1="5.496cm" svg:y1="0.138cm" svg:x2="8.196cm" svg:y2="4.818cm"><text:p/></draw:line><draw:line draw:style-name="gr142" draw:text-style-name="P148" svg:x1="4.832cm" svg:y1="0.138cm" svg:x2="7.529cm" svg:y2="4.818cm"><text:p/></draw:line><draw:line draw:style-name="gr143" draw:text-style-name="P148" svg:x1="4.163cm" svg:y1="0.138cm" svg:x2="6.86cm" svg:y2="4.818cm"><text:p/></draw:line><draw:line draw:style-name="gr144" draw:text-style-name="P148" svg:x1="3.491cm" svg:y1="0.138cm" svg:x2="6.191cm" svg:y2="4.818cm"><text:p/></draw:line><draw:line draw:style-name="gr145" draw:text-style-name="P148" svg:x1="2.826cm" svg:y1="0.138cm" svg:x2="5.523cm" svg:y2="4.818cm"><text:p/></draw:line><draw:line draw:style-name="gr146" draw:text-style-name="P148" svg:x1="2.156cm" svg:y1="0.138cm" svg:x2="4.856cm" svg:y2="4.818cm"><text:p/></draw:line><draw:line draw:style-name="gr147" draw:text-style-name="P148" svg:x1="1.489cm" svg:y1="0.138cm" svg:x2="4.189cm" svg:y2="4.818cm"><text:p/></draw:line><draw:line draw:style-name="gr148" draw:text-style-name="P148" svg:x1="0.156cm" svg:y1="0.138cm" svg:x2="2.856cm" svg:y2="4.818cm"><text:p/></draw:line><draw:line draw:style-name="gr149" draw:text-style-name="P148" svg:x1="0.156cm" svg:y1="3.61cm" svg:x2="0.85cm" svg:y2="4.814cm"><text:p/></draw:line><draw:line draw:style-name="gr150" draw:text-style-name="P148" svg:x1="0.156cm" svg:y1="2.458cm" svg:x2="1.515cm" svg:y2="4.816cm"><text:p/></draw:line><draw:line draw:style-name="gr151" draw:text-style-name="P148" svg:x1="0.156cm" svg:y1="1.3cm" svg:x2="2.187cm" svg:y2="4.821cm"><text:p/></draw:line><draw:line draw:style-name="gr152" draw:text-style-name="P148" svg:x1="0.827cm" svg:y1="0.138cm" svg:x2="3.527cm" svg:y2="4.818cm"><text:p/></draw:line><draw:line draw:style-name="gr153" draw:text-style-name="P148" svg:x1="7.505cm" svg:y1="0.138cm" svg:x2="8.851cm" svg:y2="2.476cm"><text:p/></draw:line><draw:line draw:style-name="gr154" draw:text-style-name="P148" svg:x1="8.17cm" svg:y1="0.138cm" svg:x2="8.839cm" svg:y2="1.297cm"><text:p/></draw:line><draw:line draw:style-name="gr155" draw:text-style-name="P148" svg:x1="6.829cm" svg:y1="0.138cm" svg:x2="8.837cm" svg:y2="3.618cm"><text:p/></draw:line><draw:frame draw:style-name="gr156" draw:text-style-name="P149" svg:width="1.045cm" svg:height="0.489cm" draw:transform="rotate (1.047546617047) translate (-0.0229305555555556cm 3.60186111111111cm)"><draw:text-box><text:p text:style-name="P134"><text:span text:style-name="T191">1 u.l.</text:span></text:p></draw:text-box></draw:frame><draw:line draw:style-name="gr157" draw:text-style-name="P148" svg:x1="0.299cm" svg:y1="3.96cm" svg:x2="0.98cm" svg:y2="2.78cm"><text:p/></draw:line><draw:polygon draw:style-name="gr158" draw:text-style-name="P150" svg:width="1.336cm" svg:height="2.314cm" svg:x="0.993cm" svg:y="0.434cm" svg:viewBox="0 0 1337 2315" draw:points="669,0 0,1156 669,2315 1337,1159"><text:p/></draw:polygon><draw:frame draw:style-name="gr159" draw:text-style-name="P151" svg:width="1.209cm" svg:height="0.488cm" svg:x="1.293cm" svg:y="1.152cm"><draw:text-box><text:p text:style-name="P142"><text:span text:style-name="T192">fig.1</text:span></text:p></draw:text-box></draw:frame><draw:frame draw:style-name="gr160" draw:text-style-name="P151" svg:width="1.207cm" svg:height="0.488cm" svg:x="3.805cm" svg:y="1.156cm"><draw:text-box><text:p text:style-name="P142"><text:span text:style-name="T192">fig.2</text:span></text:p></draw:text-box></draw:frame><draw:frame draw:style-name="gr161" draw:text-style-name="P151" svg:width="1.209cm" svg:height="0.488cm" svg:x="6.299cm" svg:y="0.496cm"><draw:text-box><text:p text:style-name="P142"><text:span text:style-name="T192">fig.3</text:span></text:p></draw:text-box></draw:frame><draw:polygon draw:style-name="gr162" draw:text-style-name="P152" svg:width="1.336cm" svg:height="1.155cm" svg:x="0.659cm" svg:y="3.332cm" svg:viewBox="0 0 1337 1156" draw:points="0,1156 1337,1156 669,0"><text:p/></draw:polygon><draw:frame draw:style-name="gr163" draw:text-style-name="P153" svg:width="0.678cm" svg:height="0.802cm" svg:x="0.998cm" svg:y="3.71cm"><draw:text-box><text:p text:style-name="P134"><text:span text:style-name="T193">1 </text:span></text:p><text:p text:style-name="P134"><text:span text:style-name="T193">u.a.</text:span></text:p></draw:text-box></draw:frame><draw:frame draw:style-name="gr164" draw:text-style-name="P151" svg:width="1.202cm" svg:height="0.488cm" svg:x="2.628cm" svg:y="3.472cm"><draw:text-box><text:p text:style-name="P142"><text:span text:style-name="T192">fig.4</text:span></text:p></draw:text-box></draw:frame><draw:frame draw:style-name="gr165" draw:text-style-name="P151" svg:width="1.213cm" svg:height="0.488cm" svg:x="5.493cm" svg:y="3.47cm"><draw:text-box><text:p text:style-name="P142"><text:span text:style-name="T192">fig.5</text:span></text:p></draw:text-box></draw:frame><draw:frame draw:style-name="gr166" draw:text-style-name="P151" svg:width="1.209cm" svg:height="0.488cm" svg:x="7.636cm" svg:y="3.318cm"><draw:text-box><text:p text:style-name="P142"><text:span text:style-name="T192">fig.6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>Observe attentivement l’unité de longueur <text:line-break/>(« 1 u.l. ») et l’unité d’aire (« 1 u.a. ») , puis complète le tableau suivant.</text:span></text:h>
      <table:table table:name="Table2" table:style-name="Table2">
        <table:table-column table:style-name="Table2.A"/>
        <table:table-column table:style-name="Table2.B" table:number-columns-repeated="3"/>
        <table:table-row table:style-name="Table2.1">
          <table:table-cell table:style-name="Table2.A1" office:value-type="string">
            <text:h text:style-name="_5f_Tableau_5f_Centré_5f_Gras" text:outline-level="1">Figure</text:h>
          </table:table-cell>
          <table:table-cell table:style-name="Table2.B1" office:value-type="float" office:value="1">
            <text:h text:style-name="_5f_Tableau_5f_Centré_5f_Gras" text:outline-level="1">1</text:h>
          </table:table-cell>
          <table:table-cell table:style-name="Table2.B1" office:value-type="float" office:value="2">
            <text:h text:style-name="_5f_Tableau_5f_Centré_5f_Gras" text:outline-level="1">2</text:h>
          </table:table-cell>
          <table:table-cell table:style-name="Table2.D1" office:value-type="float" office:value="3">
            <text:h text:style-name="_5f_Tableau_5f_Centré_5f_Gras" text:outline-level="1">3</text:h>
          </table:table-cell>
        </table:table-row>
        <table:table-row table:style-name="Table2.1">
          <table:table-cell table:style-name="Table2.A2" office:value-type="string">
            <text:h text:style-name="_5f_Tableau_5f_Centré_5f_Gras" text:outline-level="1">Péri­mètre<text:line-break/>exprimé en u.l.</text:h>
          </table:table-cell>
          <table:table-cell table:style-name="Table2.B2" office:value-type="string">
            <text:h text:style-name="P101" text:outline-level="1"><text:span text:style-name="Character_5f_20_5f_style">4</text:span></text:h>
          </table:table-cell>
          <table:table-cell table:style-name="Table2.C2" office:value-type="string">
            <text:h text:style-name="P101" text:outline-level="1"><text:span text:style-name="Character_5f_20_5f_style">6</text:span></text:h>
          </table:table-cell>
          <table:table-cell table:style-name="Table2.D2" office:value-type="string">
            <text:h text:style-name="P101" text:outline-level="1"><text:span text:style-name="Character_5f_20_5f_style">4,5</text:span></text:h>
          </table:table-cell>
        </table:table-row>
        <table:table-row table:style-name="Table2.1">
          <table:table-cell table:style-name="Table2.A3" office:value-type="string">
            <text:h text:style-name="_5f_Tableau_5f_Centré_5f_Gras" text:outline-level="1">Aire expri­mée en u.a.</text:h>
          </table:table-cell>
          <table:table-cell table:style-name="Table2.B3" office:value-type="string">
            <text:h text:style-name="P101" text:outline-level="1"><text:span text:style-name="Character_5f_20_5f_style">2</text:span></text:h>
          </table:table-cell>
          <table:table-cell table:style-name="Table2.C3" office:value-type="string">
            <text:h text:style-name="P101" text:outline-level="1"><text:span text:style-name="Character_5f_20_5f_style">4</text:span></text:h>
          </table:table-cell>
          <table:table-cell table:style-name="Table2.D3" office:value-type="string">
            <text:h text:style-name="P101" text:outline-level="1"><text:span text:style-name="Character_5f_20_5f_style">2,25</text:span></text:h>
          </table:table-cell>
        </table:table-row>
      </table:table>
      <text:h text:style-name="_5f_Paragraphe" text:outline-level="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h text:style-name="_5f_Tableau_5f_Centré_5f_Gras" text:outline-level="1">Figure</text:h>
          </table:table-cell>
          <table:table-cell table:style-name="Table6.B1" office:value-type="float" office:value="4">
            <text:h text:style-name="_5f_Tableau_5f_Centré_5f_Gras" text:outline-level="1">4</text:h>
          </table:table-cell>
          <table:table-cell table:style-name="Table6.B1" office:value-type="float" office:value="5">
            <text:h text:style-name="_5f_Tableau_5f_Centré_5f_Gras" text:outline-level="1">5</text:h>
          </table:table-cell>
          <table:table-cell table:style-name="Table6.D1" office:value-type="float" office:value="6">
            <text:h text:style-name="_5f_Tableau_5f_Centré_5f_Gras" text:outline-level="1">6</text:h>
          </table:table-cell>
        </table:table-row>
        <table:table-row table:style-name="Table6.1">
          <table:table-cell table:style-name="Table6.A2" office:value-type="string">
            <text:h text:style-name="_5f_Tableau_5f_Centré_5f_Gras" text:outline-level="1">Péri­mètre<text:line-break/>exprimé en u.l.</text:h>
          </table:table-cell>
          <table:table-cell table:style-name="Table6.B2" office:value-type="string">
            <text:h text:style-name="P101" text:outline-level="1"><text:span text:style-name="Character_5f_20_5f_style">3</text:span></text:h>
          </table:table-cell>
          <table:table-cell table:style-name="Table6.C2" office:value-type="string">
            <text:h text:style-name="P101" text:outline-level="1"><text:span text:style-name="Character_5f_20_5f_style">5</text:span></text:h>
          </table:table-cell>
          <table:table-cell table:style-name="Table6.D2" office:value-type="string">
            <text:h text:style-name="P101" text:outline-level="1"><text:span text:style-name="Character_5f_20_5f_style">2</text:span></text:h>
          </table:table-cell>
        </table:table-row>
        <table:table-row table:style-name="Table6.1">
          <table:table-cell table:style-name="Table6.A3" office:value-type="string">
            <text:h text:style-name="_5f_Tableau_5f_Centré_5f_Gras" text:outline-level="1">Aire expri­mée en u.a.</text:h>
          </table:table-cell>
          <table:table-cell table:style-name="Table6.B3" office:value-type="string">
            <text:h text:style-name="P101" text:outline-level="1"><text:span text:style-name="Character_5f_20_5f_style">1,5</text:span></text:h>
          </table:table-cell>
          <table:table-cell table:style-name="Table6.C3" office:value-type="string">
            <text:h text:style-name="P101" text:outline-level="1"><text:span text:style-name="Character_5f_20_5f_style">3</text:span></text:h>
          </table:table-cell>
          <table:table-cell table:style-name="Table6.D3" office:value-type="string">
            <text:h text:style-name="P101" text:outline-level="1"><text:span text:style-name="Character_5f_20_5f_style">0,5</text:span></text:h>
          </table:table-cell>
        </table:table-row>
      </table:table>
      <text:list xml:id="list185827115274068" text:continue-numbering="true" text:style-name="_5f_Numérotation_20_des_20_exercices">
        <text:list-item>
          <text:h text:style-name="P111" text:outline-level="1"><text:span text:style-name="_5f_Caractères">Détermine un encadrement de l'aire de chaque figure exprimée en unités d'aire.</text:span></text:h>
        </text:list-item>
      </text:list>
      <text:h text:style-name="_5f_Paragraphe" text:outline-level="1"><draw:g text:anchor-type="as-char" draw:z-index="2" draw:name="Shape15_0" draw:style-name="gr79"><draw:g draw:style-name="gr80"><draw:line draw:style-name="gr81" draw:text-style-name="P139" svg:x1="-0.001cm" svg:y1="-0.001cm" svg:x2="-0.001cm" svg:y2="3.45cm"><text:p/></draw:line><draw:line draw:style-name="gr82" draw:text-style-name="P139" svg:x1="0.574cm" svg:y1="-0.001cm" svg:x2="0.574cm" svg:y2="3.45cm"><text:p/></draw:line><draw:line draw:style-name="gr83" draw:text-style-name="P139" svg:x1="1.149cm" svg:y1="-0.001cm" svg:x2="1.149cm" svg:y2="3.45cm"><text:p/></draw:line><draw:line draw:style-name="gr84" draw:text-style-name="P139" svg:x1="1.725cm" svg:y1="-0.001cm" svg:x2="1.725cm" svg:y2="3.45cm"><text:p/></draw:line><draw:line draw:style-name="gr85" draw:text-style-name="P139" svg:x1="2.3cm" svg:y1="-0.001cm" svg:x2="2.3cm" svg:y2="3.45cm"><text:p/></draw:line><draw:line draw:style-name="gr86" draw:text-style-name="P139" svg:x1="2.875cm" svg:y1="-0.001cm" svg:x2="2.875cm" svg:y2="3.45cm"><text:p/></draw:line><draw:line draw:style-name="gr87" draw:text-style-name="P139" svg:x1="3.45cm" svg:y1="-0.001cm" svg:x2="3.45cm" svg:y2="3.45cm"><text:p/></draw:line><draw:line draw:style-name="gr88" draw:text-style-name="P139" svg:x1="4.025cm" svg:y1="-0.001cm" svg:x2="4.025cm" svg:y2="3.45cm"><text:p/></draw:line><draw:line draw:style-name="gr89" draw:text-style-name="P139" svg:x1="4.6cm" svg:y1="-0.001cm" svg:x2="4.6cm" svg:y2="3.45cm"><text:p/></draw:line><draw:line draw:style-name="gr90" draw:text-style-name="P139" svg:x1="5.175cm" svg:y1="-0.001cm" svg:x2="5.175cm" svg:y2="3.45cm"><text:p/></draw:line><draw:line draw:style-name="gr91" draw:text-style-name="P139" svg:x1="5.751cm" svg:y1="-0.001cm" svg:x2="5.751cm" svg:y2="3.45cm"><text:p/></draw:line><draw:line draw:style-name="gr92" draw:text-style-name="P139" svg:x1="6.326cm" svg:y1="-0.001cm" svg:x2="6.326cm" svg:y2="3.45cm"><text:p/></draw:line><draw:line draw:style-name="gr93" draw:text-style-name="P139" svg:x1="6.901cm" svg:y1="-0.001cm" svg:x2="6.901cm" svg:y2="3.45cm"><text:p/></draw:line><draw:line draw:style-name="gr94" draw:text-style-name="P139" svg:x1="7.476cm" svg:y1="-0.001cm" svg:x2="7.476cm" svg:y2="3.45cm"><text:p/></draw:line><draw:line draw:style-name="gr95" draw:text-style-name="P139" svg:x1="8.051cm" svg:y1="-0.001cm" svg:x2="8.051cm" svg:y2="3.45cm"><text:p/></draw:line><draw:line draw:style-name="gr96" draw:text-style-name="P139" svg:x1="8.626cm" svg:y1="-0.001cm" svg:x2="8.626cm" svg:y2="3.45cm"><text:p/></draw:line><draw:line draw:style-name="gr97" draw:text-style-name="P139" svg:x1="-0.001cm" svg:y1="-0.001cm" svg:x2="8.627cm" svg:y2="-0.001cm"><text:p/></draw:line><draw:line draw:style-name="gr98" draw:text-style-name="P139" svg:x1="-0.001cm" svg:y1="0.574cm" svg:x2="8.627cm" svg:y2="0.574cm"><text:p/></draw:line><draw:line draw:style-name="gr99" draw:text-style-name="P139" svg:x1="-0.001cm" svg:y1="1.15cm" svg:x2="8.627cm" svg:y2="1.15cm"><text:p/></draw:line><draw:line draw:style-name="gr100" draw:text-style-name="P139" svg:x1="-0.001cm" svg:y1="1.725cm" svg:x2="8.627cm" svg:y2="1.725cm"><text:p/></draw:line><draw:line draw:style-name="gr101" draw:text-style-name="P139" svg:x1="-0.001cm" svg:y1="2.3cm" svg:x2="8.627cm" svg:y2="2.3cm"><text:p/></draw:line><draw:line draw:style-name="gr102" draw:text-style-name="P139" svg:x1="-0.001cm" svg:y1="2.87cm" svg:x2="8.627cm" svg:y2="2.87cm"><text:p/></draw:line><draw:line draw:style-name="gr103" draw:text-style-name="P139" svg:x1="-0.001cm" svg:y1="3.445cm" svg:x2="8.627cm" svg:y2="3.445cm"><text:p/></draw:line></draw:g><draw:rect draw:style-name="gr104" draw:text-style-name="P140" svg:width="0.579cm" svg:height="0.579cm" svg:x="0.573cm" svg:y="2.875cm"><text:p/></draw:rect><draw:ellipse draw:style-name="gr105" draw:text-style-name="P141" svg:width="3.17cm" svg:height="2.186cm" svg:x="0.416cm" svg:y="0.342cm"><text:p/></draw:ellipse><draw:path draw:style-name="gr105" draw:text-style-name="P141" svg:width="3.565cm" svg:height="2.644cm" svg:x="4.735cm" svg:y="0.36cm" svg:viewBox="0 0 3566 2645" svg:d="M376 1406c4-132 39-252 70-374 33-130 37-252 94-373 55-117 59-285 141-373 79-87 138-225 236-268 79-36 167-5 250-13 82-8 166 21 250 13 76-8 157 0 236 0 83 0 166 0 251 0 83 0 167 2 249 0 83-3 164 20 236 126 82 116 130 261 235 328 76 48 161 21 243 24 80 5 162 16 242 0 98-19 182 52 259 116 85 70 165 197 181 350 12 122 31 258 0 374-35 136-149 196-244 199-81 3-162 4-243 0-83-5-178-7-243 70-73 89-141 225-148 384-5 127 4 268-63 374-58 94-126 217-227 210-91-6-171 84-265 70-81-12-164 0-244 0-85 0-173 0-258 0-81 0-163 0-244 0-82 0-162-13-243 0-92 17-171-55-258-58-82-3-161-29-243-22-85 4-173 0-258 0-93 0-179-68-244-153-66-87-127-214-124-351 4-123-11-269 62-362 78-94 114-266 220-314h86 15z"><text:p/></draw:path><draw:frame draw:style-name="gr106" draw:text-style-name="P143" svg:width="2.119cm" svg:height="0.431cm" svg:x="1.298cm" svg:y="2.976cm"><draw:text-box><text:p text:style-name="P142"><text:span text:style-name="T189">Unité d'aire</text:span></text:p></draw:text-box></draw:frame><draw:frame draw:style-name="gr107" draw:text-style-name="P144" svg:width="1.583cm" svg:height="0.717cm" svg:x="1.221cm" svg:y="1.085cm"><draw:text-box><text:p text:style-name="P142"><text:span text:style-name="T190">Fig. A</text:span></text:p></draw:text-box></draw:frame><draw:frame draw:style-name="gr108" draw:text-style-name="P144" svg:width="1.585cm" svg:height="0.719cm" svg:x="6.103cm" svg:y="1.081cm"><draw:text-box><text:p text:style-name="P142"><text:span text:style-name="T190">Fig. B</text:span></text:p></draw:text-box></draw:frame></draw:g></text:h>
      <text:p text:style-name="_5f_Paragraphe_5f_Réponse_5f_Pointillés_5f_Grisés"><text:span text:style-name="_5f_Caractères"/></text:p>
      <text:h text:style-name="_5f_Paragraphe_5f_Correction" text:outline-level="1"><text:span text:style-name="_5f_Caractères">14 &lt; aire fig.A &lt; 20</text:span></text:h>
      <text:h text:style-name="_5f_Paragraphe_5f_Correction" text:outline-level="1"><text:span text:style-name="_5f_Caractères_5f_correction"/></text:h>
      <text:h text:style-name="_5f_Paragraphe_5f_Correction" text:outline-level="1"><text:span text:style-name="_5f_Caractères">16 &lt; aire fig.B &lt; 23</text:span></text:h>
      <text:p text:style-name="Standard"><text:span text:style-name="Character_5f_20_5f_style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Tahoma2" svg:font-family="Tahoma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1" svg:font-family="'Arial Unicode MS'" style:font-pitch="variable"/>
    <style:font-face style:name="Atalante" svg:font-family="Atalante" style:font-pitch="variable"/>
    <style:font-face style:name="Lucida Sans1" svg:font-family="'Lucida Sans'" style:font-pitch="variable"/>
    <style:font-face style:name="MS Gothic" svg:font-family="'MS Gothic'" style:font-pitch="variable"/>
    <style:font-face style:name="SimSun1" svg:font-family="SimSun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Bitstream Vera Sans5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4" svg:font-family="'Bitstream Vera Sans'" style:font-family-generic="swiss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Bitstream Vera Sans6" svg:font-family="'Bitstream Vera San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4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5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2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prefix="  " style:num-suffix=" " style:num-format="1">
        <style:list-level-properties text:min-label-distance="0.199cm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Footer">
      <style:text-properties officeooo:paragraph-rsid="002aa84d"/>
    </style:style>
    <style:style style:name="MP79" style:family="paragraph" style:parent-style-name="Header">
      <style:text-properties fo:font-variant="normal" fo:text-transform="none" fo:color="#7fb241" loext:opacity="100%" style:font-name="Bitstream Vera Sans4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0" style:family="paragraph">
      <loext:graphic-properties draw:fill="solid" draw:fill-color="#7fb241"/>
    </style:style>
    <style:style style:name="MP81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P8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e4367" officeooo:paragraph-rsid="020e4367"/>
    </style:style>
    <style:style style:name="MP83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4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5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4ea98" officeooo:paragraph-rsid="0204ea98"/>
    </style:style>
    <style:style style:name="MP87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8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89" style:family="paragraph" style:parent-style-name="_5f_Header_20_G_20_page_20_impaire_20__28_D_29_">
      <style:text-properties officeooo:paragraph-rsid="00c87b35"/>
    </style:style>
    <style:style style:name="MP90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1fbd77d" officeooo:paragraph-rsid="01fbd77d"/>
    </style:style>
    <style:style style:name="MP91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4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3" fo:font-size="16pt" fo:font-style="normal" fo:text-shadow="none" fo:font-weight="bold" officeooo:rsid="0208825c" officeooo:paragraph-rsid="0208825c"/>
    </style:style>
    <style:style style:name="MP93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4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5" style:family="paragraph" style:parent-style-name="Footer">
      <style:text-properties officeooo:rsid="001f8a2d" officeooo:paragraph-rsid="00bd36bc"/>
    </style:style>
    <style:style style:name="MP96" style:family="paragraph" style:parent-style-name="Header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7" style:family="paragraph" style:parent-style-name="_5f_Header_20_G_20_page_20_impaire_20__28_D_29_">
      <style:text-properties fo:font-variant="small-caps" fo:color="#1ca2b8" loext:opacity="100%" style:font-name="Bitstream Vera Sans4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Footer">
      <style:text-properties officeooo:rsid="011350d1" officeooo:paragraph-rsid="011350d1"/>
    </style:style>
    <style:style style:name="MP99" style:family="paragraph" style:parent-style-name="Header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0" style:family="paragraph">
      <loext:graphic-properties draw:fill="solid" draw:fill-color="#1ca2b8"/>
    </style:style>
    <style:style style:name="MP101" style:family="paragraph" style:parent-style-name="Footer">
      <style:text-properties officeooo:rsid="001f8a2d" officeooo:paragraph-rsid="002b33ed"/>
    </style:style>
    <style:style style:name="MP102" style:family="paragraph" style:parent-style-name="Footer">
      <style:text-properties officeooo:rsid="0096b4e2" officeooo:paragraph-rsid="0096b4e2"/>
    </style:style>
    <style:style style:name="MP103" style:family="paragraph" style:parent-style-name="_5f_Header_20_G_20_page_20_impaire_20__28_D_29_"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4" style:family="paragraph" style:parent-style-name="Footer">
      <style:text-properties officeooo:paragraph-rsid="0096b4e2"/>
    </style:style>
    <style:style style:name="MP105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6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4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7" style:family="paragraph" style:parent-style-name="Footer">
      <style:text-properties officeooo:paragraph-rsid="02a682f9"/>
    </style:style>
    <style:style style:name="MP108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09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0" style:family="paragraph" style:parent-style-name="Header">
      <style:paragraph-properties fo:text-align="start" style:justify-single-word="false"/>
      <style:text-properties officeooo:paragraph-rsid="02a56131"/>
    </style:style>
    <style:style style:name="MP111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3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4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4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5" style:family="paragraph">
      <loext:graphic-properties draw:fill="solid" draw:fill-color="#d62e4e"/>
    </style:style>
    <style:style style:name="MP116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7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4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3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3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3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3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3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3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3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1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3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3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3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4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4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4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4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4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4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4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4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4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4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4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4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3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3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4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4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3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3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4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4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4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4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4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4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4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4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4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4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4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4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4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4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4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4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fo:font-variant="small-caps" fo:color="#7fb241" loext:opacity="100%" style:font-name="Bitstream Vera Sans" fo:font-size="16pt" fo:font-weight="bold" officeooo:rsid="0200fbd6"/>
    </style:style>
    <style:style style:name="MT142" style:family="text">
      <style:text-properties fo:text-transform="uppercase" fo:color="#808080" loext:opacity="100%" style:font-name="Bitstream Vera Sans" fo:font-size="9pt" officeooo:rsid="0200fbd6" fo:background-color="transparent" loext:char-shading-value="0"/>
    </style:style>
    <style:style style:name="MT143" style:family="text">
      <style:text-properties officeooo:rsid="005a3fa8"/>
    </style:style>
    <style:style style:name="MT144" style:family="text">
      <style:text-properties fo:color="#ffffff" loext:opacity="100%" style:font-name="Bitstream Vera Sans4" fo:font-size="16pt" fo:font-weight="bold" style:font-size-asian="16pt" style:font-weight-asian="bold" style:font-size-complex="16pt" style:font-weight-complex="bold"/>
    </style:style>
    <style:style style:name="MT145" style:family="text">
      <style:text-properties officeooo:rsid="00415f3a"/>
    </style:style>
    <style:style style:name="MT146" style:family="text">
      <style:text-properties officeooo:rsid="00386ebd"/>
    </style:style>
    <style:style style:name="MT147" style:family="text">
      <style:text-properties fo:font-variant="small-caps" fo:color="#7fb241" loext:opacity="100%" style:font-name="Bitstream Vera Sans3" fo:font-size="16pt" fo:font-style="normal" fo:text-shadow="none" fo:font-weight="bold" officeooo:rsid="020eb4a7"/>
    </style:style>
    <style:style style:name="MT148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9" style:family="text">
      <style:text-properties fo:font-variant="normal" fo:text-transform="none" fo:color="#7fb241" loext:opacity="100%" style:font-name="Bitstream Vera Sans4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50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51" style:family="text">
      <style:text-properties officeooo:rsid="00a59a60"/>
    </style:style>
    <style:style style:name="MT152" style:family="text">
      <style:text-properties fo:font-variant="small-caps" fo:color="#1ca2b8" loext:opacity="100%" style:font-name="Bitstream Vera Sans4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3" style:family="text">
      <style:text-properties fo:font-variant="small-caps" fo:color="#1ca2b8" loext:opacity="100%" style:font-name="Bitstream Vera Sans4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4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5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6" style:family="text">
      <style:text-properties officeooo:rsid="01fe03f2"/>
    </style:style>
    <style:style style:name="MT157" style:family="text">
      <style:text-properties fo:font-variant="small-caps" officeooo:rsid="0096b4e2"/>
    </style:style>
    <style:style style:name="MT158" style:family="text">
      <style:text-properties fo:font-variant="small-caps" officeooo:rsid="00a847d5"/>
    </style:style>
    <style:style style:name="MT159" style:family="text">
      <style:text-properties officeooo:rsid="0096b4e2"/>
    </style:style>
    <style:style style:name="MT160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61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2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3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4" style:family="text">
      <style:text-properties officeooo:rsid="0032e83a"/>
    </style:style>
    <style:style style:name="MT165" style:family="text">
      <style:text-properties officeooo:rsid="002b33ed"/>
    </style:style>
    <style:style style:name="MT166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7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8" style:family="text">
      <style:text-properties fo:font-variant="small-caps" fo:color="#1ca2b8" loext:opacity="100%" style:font-name="Bitstream Vera Sans4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9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70" style:family="text">
      <style:text-properties fo:font-variant="small-caps" fo:color="#1ca2b8" loext:opacity="100%" style:font-name="Bitstream Vera Sans4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71" style:family="text">
      <style:text-properties fo:font-variant="small-caps" fo:color="#1ca2b8" loext:opacity="100%" style:font-name="Bitstream Vera Sans4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2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3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4" style:family="text">
      <style:text-properties fo:font-variant="small-caps" officeooo:rsid="007d7a6f"/>
    </style:style>
    <style:style style:name="MT175" style:family="text">
      <style:text-properties officeooo:rsid="00a59037"/>
    </style:style>
    <style:style style:name="MT176" style:family="text">
      <style:text-properties fo:font-variant="small-caps" fo:color="#1ca2b8" loext:opacity="100%" style:font-name="Bitstream Vera Sans4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7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8" style:family="text">
      <style:text-properties fo:font-variant="small-caps" officeooo:rsid="00990660"/>
    </style:style>
    <style:style style:name="MT179" style:family="text">
      <style:text-properties fo:font-variant="small-caps" officeooo:rsid="00b5d2d1"/>
    </style:style>
    <style:style style:name="MT180" style:family="text">
      <style:text-properties fo:font-variant="small-caps" officeooo:rsid="00b6801f"/>
    </style:style>
    <style:style style:name="MT181" style:family="text">
      <style:text-properties fo:font-variant="small-caps" fo:color="#1ca2b8" loext:opacity="100%" style:font-name="Bitstream Vera Sans4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2" style:family="text">
      <style:text-properties fo:font-variant="small-caps" fo:color="#1ca2b8" loext:opacity="100%" style:font-name="Bitstream Vera Sans4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3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4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5" style:family="text">
      <style:text-properties fo:font-variant="small-caps" fo:color="#1ca2b8" loext:opacity="100%" style:font-name="Bitstream Vera Sans4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6" style:family="text">
      <style:text-properties fo:font-variant="small-caps" fo:color="#1ca2b8" loext:opacity="100%" style:font-name="Bitstream Vera Sans4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8"/>
    <style:master-page style:name="Landscap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8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3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4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342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40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41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39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8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36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37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3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4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35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31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32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27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29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28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30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4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5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6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1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2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3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19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20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6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7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8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12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14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15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13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9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0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1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06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08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07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3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4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05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299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0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01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02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6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7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8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291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2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294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295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293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285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287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286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2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3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84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279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281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280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76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7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78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271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2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274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275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273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8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69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0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265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266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267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260" draw:name="Shape3_12" draw:style-name="Mgr5" draw:text-style-name="MP1" svg:x1="10.308cm" svg:y1="0.388cm" svg:x2="20.496cm" svg:y2="0.36cm"><text:p/></draw:line><draw:path text:anchor-type="paragraph" draw:z-index="261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263" draw:name="Shape3_27" draw:style-name="Mgr5" draw:text-style-name="MP1" svg:x1="10.308cm" svg:y1="0.388cm" svg:x2="20.496cm" svg:y2="0.36cm"><text:p/></draw:line><draw:path text:anchor-type="paragraph" draw:z-index="264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262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7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8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59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256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53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54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5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251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252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48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9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50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246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247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244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245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242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243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9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40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41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38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5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6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7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33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34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30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31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32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27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28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9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25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6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2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23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24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20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21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7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18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19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15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16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9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14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10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1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11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12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13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9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10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7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08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5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6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3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4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0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1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2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7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198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199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4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5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6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2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3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9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0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1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6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88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7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3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4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5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1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2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0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7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78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79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4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5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6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1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2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3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68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69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0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5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6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7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4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1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2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3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59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0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6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7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58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4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5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1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2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3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0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8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49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6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7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3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4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5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2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0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1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8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9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6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7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4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5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2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3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0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1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28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29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6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7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4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5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2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3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0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1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18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19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6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7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4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5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_5f_Header_20_M_20_page_20_impaire_20__28_D_29_"><text:span text:style-name="MT141">Aires</text:span> : <text:span text:style-name="MT141">Aire</text:span> par comptage</text:p>
      </style:header>
      <style:footer>
        <text:p text:style-name="MP5"><draw:frame draw:style-name="Mfr1" draw:name="Frame24" text:anchor-type="paragraph" svg:y="-0.06cm" draw:z-index="357"><draw:text-box fo:min-height="0.499cm" fo:min-width="1cm"><draw:frame draw:style-name="Mfr2" draw:name="Frame25" text:anchor-type="frame" svg:x="0.45cm" svg:y="0.079cm" svg:width="0.817cm" draw:z-index="358"><draw:text-box fo:min-height="0.355cm"><text:p text:style-name="MP3"><draw:g text:anchor-type="paragraph" draw:z-index="359" draw:name="Shape4_27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1</text:page-number></text:p></draw:text-box></draw:frame><text:p text:style-name="MP78"><text:s/><text:span text:style-name="MT142">Aires</text:span><text:span text:style-name="MT143"> : </text:span><text:span text:style-name="MT142">Aire</text:span><text:span text:style-name="MT143"> par comptage</text:span> </text:p></draw:text-box></draw:frame></text:p>
      </style:footer>
      <style:footer-left>
        <text:p text:style-name="MP5"><draw:frame draw:style-name="Mfr1" draw:name="Frame26" text:anchor-type="paragraph" svg:y="-0.06cm" draw:z-index="0"><draw:text-box fo:min-height="0.499cm" fo:min-width="1cm"><draw:frame draw:style-name="Mfr2" draw:name="Frame29" text:anchor-type="frame" svg:x="0.45cm" svg:y="0.079cm" svg:width="0.817cm" draw:z-index="0"><draw:text-box fo:min-height="0.355cm"><text:p text:style-name="MP3"><draw:g text:anchor-type="paragraph" draw:z-index="360" draw:name="Shape4_27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/><text:span text:style-name="MT142">Aires</text:span><text:span text:style-name="MT143"> : </text:span><text:span text:style-name="MT142">Aire</text:span><text:span text:style-name="MT143"> par comptage</text:span> </text:p></draw:text-box></draw:frame></text:p>
      </style:footer-left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79"><draw:line text:anchor-type="paragraph" draw:z-index="107" draw:name="Shape7_8" draw:style-name="Mgr9" draw:text-style-name="MP1" svg:x1="9.042cm" svg:y1="0.36cm" svg:x2="20.461cm" svg:y2="0.36cm"><text:p/></draw:line><draw:path text:anchor-type="paragraph" draw:z-index="108" draw:name="Shape5_1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09" draw:name="Shape6_2" draw:style-name="Mgr12" draw:text-style-name="MP81" svg:width="2.703cm" svg:height="0.715cm" draw:transform="rotate (0.0872664625997165) translate (-0.172861111111111cm 0.218722222222222cm)"><draw:text-box><text:p text:style-name="MP1"><text:span text:style-name="MT144">Série 1</text:span></text:p></draw:text-box></draw:frame>T<text:span text:style-name="MT145">itre de la série</text:span></text:p>
      </style:header>
      <style:header-left>
        <text:p text:style-name="MP79"><draw:line text:anchor-type="paragraph" draw:z-index="111" draw:name="Shape7_9" draw:style-name="Mgr9" draw:text-style-name="MP1" svg:x1="9.042cm" svg:y1="0.36cm" svg:x2="20.461cm" svg:y2="0.36cm"><text:p/></draw:line><draw:path text:anchor-type="paragraph" draw:z-index="112" draw:name="Shape5_2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113" draw:name="Shape6_5" draw:style-name="Mgr12" draw:text-style-name="MP81" svg:width="2.703cm" svg:height="0.715cm" draw:transform="rotate (0.0872664625997165) translate (-0.172861111111111cm 0.218722222222222cm)"><draw:text-box><text:p text:style-name="MP1"><text:span text:style-name="MT144">Série 1</text:span></text:p></draw:text-box></draw:frame>T<text:span text:style-name="MT145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0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6">Angles</text:span> • <text:span text:style-name="MT146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2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6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3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3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4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5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4"><text:span text:style-name="MT72"><text:s text:c="15"/>A</text:span><text:span text:style-name="MT147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2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5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9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0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1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6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7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8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6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5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7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79"><draw:path text:anchor-type="paragraph" draw:z-index="88" draw:name="Shape5_3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89" draw:name="Shape6_3" draw:style-name="Mgr12" draw:text-style-name="MP81" svg:width="2.703cm" svg:height="0.715cm" draw:transform="rotate (0.0872664625997165) translate (-0.172861111111111cm 0.218722222222222cm)"><draw:text-box><text:p text:style-name="MP1"><text:span text:style-name="MT144">Série 1</text:span></text:p></draw:text-box></draw:frame><draw:line text:anchor-type="paragraph" draw:z-index="90" draw:name="Shape7_6" draw:style-name="Mgr9" draw:text-style-name="MP1" svg:x1="9.042cm" svg:y1="0.36cm" svg:x2="20.461cm" svg:y2="0.36cm"><text:p/></draw:line>T<text:span text:style-name="MT145">itre de la série</text:span></text:p>
      </style:header>
      <style:header-left>
        <text:p text:style-name="MP79"><draw:path text:anchor-type="paragraph" draw:z-index="92" draw:name="Shape5_4" draw:style-name="Mgr11" draw:text-style-name="MP80" svg:width="4.329cm" svg:height="2.24cm" svg:x="-1.499cm" svg:y="-1cm" svg:viewBox="0 0 4330 2241" svg:d="M0 2241l3984-288c209-15 363-168 345-342l-170-1611h-4159z"><text:p/></draw:path><draw:frame text:anchor-type="paragraph" draw:z-index="93" draw:name="Shape6_4" draw:style-name="Mgr12" draw:text-style-name="MP81" svg:width="2.703cm" svg:height="0.715cm" draw:transform="rotate (0.0872664625997165) translate (-0.172861111111111cm 0.218722222222222cm)"><draw:text-box><text:p text:style-name="MP1"><text:span text:style-name="MT144">Série 1</text:span></text:p></draw:text-box></draw:frame><draw:line text:anchor-type="paragraph" draw:z-index="94" draw:name="Shape7_3" draw:style-name="Mgr9" draw:text-style-name="MP1" svg:x1="9.042cm" svg:y1="0.36cm" svg:x2="20.461cm" svg:y2="0.36cm"><text:p/></draw:line>T<text:span text:style-name="MT145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1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8"><text:span text:style-name="MT146">Angles</text:span> • <text:span text:style-name="MT146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8">Volumes : </text:span><text:span text:style-name="MT149">Calculs et conversions</text:span></text:p>
      </style:header>
      <style:header-left>
        <text:p text:style-name="_5f_Header_20_M_20_page_20_paire_20__28_G_29_"><text:span text:style-name="MT148">Volumes : </text:span><text:span text:style-name="MT149">Calculs et conversions</text:span></text:p>
      </style:header-left>
      <style:footer>
        <text:list xml:id="list203445868" text:style-name="_5f_Numérotation_20_des_20_exercices">
          <text:list-item>
            <text:list>
              <text:list-item>
                <text:p text:style-name="MP88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43">Volumes : </text:span><text:span text:style-name="MT150">Calculs et conversions</text:span> </text:p></draw:text-box></draw:frame><draw:g text:anchor-type="paragraph" draw:z-index="86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85826812867697" text:continue-numbering="true" text:style-name="_5f_Numérotation_20_des_20_exercices">
          <text:list-item>
            <text:list>
              <text:list-item>
                <text:p text:style-name="MP88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8"><text:s/><text:span text:style-name="MT143">Volumes : </text:span><text:span text:style-name="MT150">Calculs et conversions</text:span> </text:p></draw:text-box></draw:frame><draw:g text:anchor-type="paragraph" draw:z-index="87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4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5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89"><text:span text:style-name="MT44">Géométrie plane</text:span> : <text:span text:style-name="MT151">D</text:span><text:span text:style-name="MT44">roites, </text:span><text:span text:style-name="MT152">demi-droites </text:span><text:span text:style-name="MT153">&amp; </text:span><text:span text:style-name="MT152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2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4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3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4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0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1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5">Aires</text:span><text:span text:style-name="MT75"> <text:s/>: </text:span><text:span text:style-name="MT155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8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9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0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6">Aires </text:span>: <text:span text:style-name="MT156">problèmes <text:s text:c="4"/></text:span></text:h>
      </style:footer>
      <style:footer-left>
        <text:p text:style-name="MP91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5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6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7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2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4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3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4"><text:span text:style-name="MT157">Constructions géométriques : </text:span><text:span text:style-name="MT158">Reproduire</text:span></text:p>
      </style:header>
      <style:header-left>
        <text:p text:style-name="MP94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2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3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6">Géométrie de base, partie 1: nommer, mesurer</text:p>
      </style:header>
      <style:header-left>
        <text:p text:style-name="_5f_Header_20_G_20_page_20_impaire_20__28_D_29_">Géométrie plane : Vocabulaire</text:p>
        <text:p text:style-name="MP97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0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60">G</text:span><text:span text:style-name="MT161">éométrie </text:span><text:span text:style-name="MT162">plane </text:span><text:span text:style-name="MT161">: </text:span><text:span text:style-name="MT162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1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8"><text:span text:style-name="MT160">G</text:span><text:span text:style-name="MT161">éométrie </text:span><text:span text:style-name="MT163">plane</text:span><text:span text:style-name="MT161"> : </text:span><text:span text:style-name="MT163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99"><draw:line text:anchor-type="paragraph" draw:z-index="66" draw:name="Shape9" draw:style-name="Mgr1" draw:text-style-name="MP1" svg:x1="11.559cm" svg:y1="0.36cm" svg:x2="20.5cm" svg:y2="0.36cm"><text:p/></draw:line><draw:frame text:anchor-type="paragraph" draw:z-index="67" draw:name="Shape8" draw:style-name="Mgr12" draw:text-style-name="MP81" svg:width="2.703cm" svg:height="0.715cm" draw:transform="rotate (0.0872664625997165) translate (-0.172861111111111cm 0.218722222222222cm)"><draw:text-box><text:p text:style-name="MP1"><text:span text:style-name="MT144">Série 1</text:span></text:p></draw:text-box></draw:frame><draw:path text:anchor-type="paragraph" draw:z-index="68" draw:name="Shape7" draw:style-name="Mgr13" draw:text-style-name="MP100" svg:width="4.329cm" svg:height="2.24cm" svg:x="-1.499cm" svg:y="-1cm" svg:viewBox="0 0 4330 2241" svg:d="M0 2241l3984-288c209-15 363-168 345-342l-170-1611h-4159z"><text:p/></draw:path>T<text:span text:style-name="MT164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69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1"><text:span text:style-name="MT165">Éléments de géométrie</text:span> • <text:span text:style-name="MT165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5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7">Constructions géométriques : </text:span><text:span text:style-name="MT158">Reproduire</text:span></text:p>
      </style:header>
      <style:header-left>
        <text:p text:style-name="MP103"><text:span text:style-name="MT157">Constructions géométriques : </text:span><text:span text:style-name="MT158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4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5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6">Constructions géométriques : </text:span><text:span text:style-name="MT167">Reproduire</text:span></text:p>
      </style:header>
      <style:header-left>
        <text:p text:style-name="_5f_Header_20_G_20_page_20_paire_20__28_G_29_"><text:span text:style-name="MT166">Constructions géométriques : </text:span><text:span text:style-name="MT167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2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9">CONSTRUCTIONS Géométriques : </text:span><text:span text:style-name="MT160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3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4"><text:span text:style-name="MT157">Constructions géométriques : </text:span><text:span text:style-name="MT158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0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9">CONSTRUCTIONS Géométriques : <text:s/></text:span><text:span text:style-name="MT160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1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5"><text:span text:style-name="MT159">CONSTRUCTIONS Géométriques : <text:s/></text:span><text:span text:style-name="MT160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6">Constructions géométriques : </text:span><text:span text:style-name="MT168">Rédiger</text:span></text:p>
      </style:header>
      <style:header-left>
        <text:p text:style-name="_5f_Header_20_G_20_page_20_paire_20__28_G_29_"><text:span text:style-name="MT166">Constructions géométriques : </text:span><text:span text:style-name="MT168">Rédiger</text:span></text:p>
      </style:header-left>
      <style:footer>
        <text:p text:style-name="MP5"><draw:frame draw:style-name="Mfr1" draw:name="Frame289" text:anchor-type="paragraph" svg:y="-0.06cm" draw:z-index="0"><draw:text-box fo:min-height="0.499cm" fo:min-width="3cm"><draw:frame draw:style-name="Mfr2" draw:name="Frame290" text:anchor-type="frame" svg:x="0.45cm" svg:y="0.079cm" svg:width="0.817cm" draw:z-index="0"><draw:text-box fo:min-height="0.355cm"><text:p text:style-name="MP3"><draw:g text:anchor-type="paragraph" draw:z-index="59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4"><text:span text:style-name="MT159">CONSTRUCTIONS Géométriques : </text:span><text:span text:style-name="MT169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70">S</text:span>olides : <text:span text:style-name="MT170">Vocabulaire, nature</text:span></text:p>
      </style:header>
      <style:header-left>
        <text:p text:style-name="_5f_Header_20_G_20_page_20_impaire_20__28_D_29_"><text:span text:style-name="MT170">S</text:span>olides : <text:span text:style-name="MT170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7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5">solides : Vocabulaire, NatuRE</text:p></draw:text-box></draw:frame><draw:g text:anchor-type="paragraph" draw:z-index="58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6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70">S</text:span>olides : <text:span text:style-name="MT171">Perspective cavalière</text:span></text:p>
      </style:header>
      <style:header-left>
        <text:p text:style-name="_5f_Header_20_G_20_page_20_impaire_20__28_D_29_"><text:span text:style-name="MT170">S</text:span>olides : <text:span text:style-name="MT171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3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3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4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2">solides : </text:span><text:span text:style-name="MT173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4">Patrons</text:span></text:p>
      </style:header>
      <style:header-left>
        <text:p text:style-name="_5f_Header_20_G_20_page_20_paire_20__28_G_29_"><text:span text:style-name="MT133">Solides : </text:span><text:span text:style-name="MT174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5">patrons</text:span></text:p></draw:text-box></draw:frame><draw:g text:anchor-type="paragraph" draw:z-index="51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5">patrons</text:span></text:h></draw:text-box></draw:frame><draw:g text:anchor-type="paragraph" draw:z-index="52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70">S</text:span>olides : <text:span text:style-name="MT176">Patrons</text:span></text:p>
      </style:header>
      <style:header-left>
        <text:p text:style-name="_5f_Header_20_G_20_page_20_impaire_20__28_D_29_"><text:span text:style-name="MT170">S</text:span>olides : <text:span text:style-name="MT176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9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2">solides : </text:span><text:span text:style-name="MT177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50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2">solides : </text:span><text:span text:style-name="MT177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8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6"><text:span text:style-name="MT178">Géométrie plane</text:span><text:span text:style-name="MT133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6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7"> : </text:span><text:span text:style-name="MT182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3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4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6"><text:span text:style-name="MT178">Géométrie plane</text:span><text:span text:style-name="MT133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2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81">Symétrie axiale</text:span><text:span text:style-name="MT47"> : </text:span><text:span text:style-name="MT181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9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3">ymétrie axiale : </text:span><text:span text:style-name="MT184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40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7"><text:span text:style-name="MT119">S</text:span><text:span text:style-name="MT183">ymétrie axiale : </text:span><text:span text:style-name="MT184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7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8">Symétrie axiale : constructions</text:p></draw:text-box></draw:frame><draw:g text:anchor-type="paragraph" draw:z-index="38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5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09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6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6"><text:span text:style-name="MT178">Géométrie plane</text:span><text:span text:style-name="MT133"> : </text:span><text:span text:style-name="MT179">Parallèles, perpendiculaires,<text:line-break/> </text:span><text:span text:style-name="MT180">distances</text:span></text:p>
      </style:header>
      <style:header-left>
        <text:p text:style-name="MP106"><text:span text:style-name="MT178">Géométrie plane</text:span><text:span text:style-name="MT133"> : </text:span><text:span text:style-name="MT179">Parallèles, perpendiculaires,<text:line-break/> </text:span><text:span text:style-name="MT180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4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5">Symétrie axiale</text:span><text:span text:style-name="MT47"> : </text:span><text:span text:style-name="MT186">Axes de symétrie de figures</text:span></text:p>
      </style:header>
      <style:header-left>
        <text:p text:style-name="MP110"><text:span text:style-name="MT185">Symétrie axiale</text:span><text:span text:style-name="MT47"> : </text:span><text:span text:style-name="MT186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1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1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2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6"><text:span text:style-name="MT178">Géométrie plane</text:span><text:span text:style-name="MT133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0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7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8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6"><text:span text:style-name="MT178">Géométrie plane</text:span><text:span text:style-name="MT133"> : </text:span><text:span text:style-name="MT179">Parallèles, perpendiculaires,<text:line-break/> </text:span><text:span text:style-name="MT180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6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3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3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4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4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7" draw:name="Shape3_0" draw:style-name="Mgr14" draw:text-style-name="MP1" svg:x1="10.893cm" svg:y1="0.403cm" svg:x2="20.503cm" svg:y2="0.327cm"><text:p/></draw:line><draw:path text:anchor-type="char" draw:z-index="18" draw:name="Shape1_3" draw:style-name="Mgr15" draw:text-style-name="MP115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1" draw:name="Shape1_9" draw:style-name="Mgr15" draw:text-style-name="MP115" svg:width="4.329cm" svg:height="2.24cm" svg:x="-1.499cm" svg:y="-0.991cm" svg:viewBox="0 0 4330 2241" svg:d="M0 2241l3984-288c209-15 363-168 345-342l-170-1611h-4159z"><text:p/></draw:path>Résoudre des problèmes<draw:line text:anchor-type="char" draw:z-index="20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9" draw:name="Shape4_130" draw:style-name="Mgr2"><draw:path draw:style-name="Mgr16" draw:text-style-name="MP116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2" draw:name="Shape4_264" draw:style-name="Mgr2"><draw:path draw:style-name="Mgr16" draw:text-style-name="MP116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7"><draw:line text:anchor-type="paragraph" draw:z-index="15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6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2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3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4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" text:anchor-type="paragraph" svg:x="10.402cm" svg:y="-0.06cm" draw:z-index="0"><draw:text-box fo:min-height="0.499cm" fo:min-width="7.096cm"><draw:frame draw:style-name="Mfr2" draw:name="Frame2" text:anchor-type="frame" svg:x="0.45cm" svg:y="0.079cm" svg:width="0.817cm" draw:z-index="0"><draw:text-box fo:min-height="0.355cm"><text:p text:style-name="MP3"><draw:g text:anchor-type="paragraph" draw:z-index="345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46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8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9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0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1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2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353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4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355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356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6-07T07:09:18.291093663</meta:creation-date>
    <meta:editing-duration>P2DT11H14M35S</meta:editing-duration>
    <meta:editing-cycles>196</meta:editing-cycles>
    <meta:generator>LibreOffice/7.1.1.2$Windows_X86_64 LibreOffice_project/fe0b08f4af1bacafe4c7ecc87ce55bb426164676</meta:generator>
    <dc:date>2021-09-16T18:58:23.083000000</dc:date>
    <meta:document-statistic meta:table-count="5" meta:image-count="0" meta:object-count="0" meta:page-count="1" meta:paragraph-count="846" meta:word-count="2909" meta:character-count="18958" meta:non-whitespace-character-count="16494"/>
    <meta:template xlink:type="simple" xlink:actuate="onRequest" xlink:title="cahier_M" xlink:href="../../../../../.cache/evolution/tmp/evolution-oj-ZfC0vS/cahier_M.ott" meta:date="2020-12-21T12:40:50.778118149"/>
  </office:meta>
</office:document-meta>
</file>